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24.02416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0.687916666666667cm"/>
    </style:style>
    <style:style style:name="co17" style:family="table-column">
      <style:table-column-properties fo:break-before="auto" style:column-width="12.1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_validator_dialog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2" table:default-cell-style-name="ce1"/>
        <table:table-column table:style-name="co19" table:number-columns-repeated="16354" table:default-cell-style-name="ce1"/>
        <table:table-row table:style-name="ro1">
          <table:table-cell office:value-type="string" table:style-name="ce2">
            <text:p>HEADER</text:p>
          </table:table-cell>
          <table:table-cell office:value-type="string" table:style-name="ce2">
            <text:p>QUEST</text:p>
          </table:table-cell>
          <table:table-cell office:value-type="string" table:style-name="ce2">
            <text:p>ORDER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PERSON_EMOTION</text:p>
          </table:table-cell>
          <table:table-cell office:value-type="string" table:style-name="ce2">
            <text:p>TEXT</text:p>
          </table:table-cell>
          <table:table-cell office:value-type="string" table:style-name="ce2">
            <text:p>RESPONSES</text:p>
          </table:table-cell>
          <table:table-cell table:style-name="ce3"/>
          <table:table-cell office:value-type="string" table:style-name="ce2">
            <text:p>PLAYER_EMOTION</text:p>
          </table:table-cell>
          <table:table-cell office:value-type="string" table:style-name="ce2">
            <text:p>CORRECTNESS</text:p>
          </table:table-cell>
          <table:table-cell office:value-type="string" table:style-name="ce2">
            <text:p>items</text:p>
          </table:table-cell>
          <table:table-cell table:number-columns-repeated="3" table:style-name="ce3"/>
          <table:table-cell office:value-type="string" table:style-name="ce2">
            <text:p>TEXT SZE</text:p>
          </table:table-cell>
          <table:table-cell table:style-name="ce3"/>
          <table:table-cell office:value-type="string" table:style-name="ce2">
            <text:p>SUMMARY</text:p>
          </table:table-cell>
          <table:table-cell office:value-type="string" table:style-name="ce2">
            <text:p>DEBRIEFING</text:p>
          </table:table-cell>
          <table:table-cell table:number-columns-repeated="16366" table:style-name="ce1"/>
        </table:table-row>
        <table:table-row table:style-name="ro2">
          <table:table-cell table:style-name="ce1"/>
          <table:table-cell office:value-type="string" table:style-name="ce2">
            <text:p>Mother-101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m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Good morning, *name*! {Busy} as always, are we? What are you {up to today}?</text:p>
          </table:table-cell>
          <table:table-cell office:value-type="string" table:style-name="ce2">
            <text:p>I took up blogging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office:value-type="string" table:style-name="ce2">
            <text:p>garden gnome</text:p>
          </table:table-cell>
          <table:table-cell table:number-columns-repeated="3" table:style-name="ce3"/>
          <table:table-cell office:value-type="float" office:value="75" table:style-name="ce2">
            <text:p>7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Gnomes will make great difference</text:p>
          </table:table-cell>
          <table:table-cell office:value-type="string" table:style-name="ce2">
            <text:p>What a pretty bunch these gnomes!</text:p>
          </table:table-cell>
          <table:table-cell table:number-columns-repeated="12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Nothing interesting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Great! I am planning to {redecorate} our backyard today!</text:p>
          </table:table-cell>
          <table:table-cell office:value-type="string" table:style-name="ce2">
            <text:p>That’s a great idea!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table:number-columns-repeated="2" table:style-name="ce3"/>
          <table:table-cell office:value-type="string" table:style-name="ce2">
            <text:p>:)</text:p>
          </table:table-cell>
          <table:table-cell table:style-name="ce3"/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What, again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3" table:style-name="ce3"/>
          <table:table-cell office:value-type="string" table:style-name="ce2">
            <text:p>:D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 table:style-name="ce1"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es. I need something, though. Could you get me {two pretty garden gnomes}? From {Mr. Ross}, for example, his gnomes are extra cute.</text:p>
          </table:table-cell>
          <table:table-cell office:value-type="string" table:style-name="ce2">
            <text:p>No problem, I have one already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2" table:style-name="ce3"/>
          <table:table-cell office:value-type="string" table:style-name="ce2">
            <text:p>^^</text:p>
          </table:table-cell>
          <table:table-cell table:style-name="ce3"/>
          <table:table-cell office:value-type="float" office:value="132" table:style-name="ce2">
            <text:p>132</text:p>
          </table:table-cell>
          <table:table-cell office:value-type="float" office:value="30" table:style-name="ce2">
            <text:p>30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 table:style-name="ce1"/>
          <table:table-cell table:number-columns-repeated="5" table:style-name="ce3"/>
          <table:table-cell office:value-type="string" table:style-name="ce2">
            <text:p>You could’ve asked him yourself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3" table:style-name="ce3"/>
          <table:table-cell office:value-type="string" table:style-name="ce2">
            <text:p>:(</text:p>
          </table:table-cell>
          <table:table-cell table:number-columns-repeated="2" table:style-name="ce3"/>
          <table:table-cell office:value-type="float" office:value="31" table:style-name="ce2">
            <text:p>3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11" table:style-name="ce3"/>
          <table:table-cell office:value-type="string" table:style-name="ce2">
            <text:p>:/</text:p>
          </table:table-cell>
          <table:table-cell table:number-columns-repeated="17" table:style-name="ce3"/>
          <table:table-cell table:number-columns-repeated="16354"/>
        </table:table-row>
        <table:table-row table:style-name="ro3">
          <table:table-cell table:style-name="ce1"/>
          <table:table-cell table:style-name="ce3"/>
          <table:table-cell office:value-type="string" table:style-name="ce2">
            <text:p>after</text:p>
          </table:table-cell>
          <table:table-cell office:value-type="string" table:style-name="ce2">
            <text:p>m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They’ll make an excellent addition to {my collection}. Thank you. Get {this recipe} I learned from your gran!</text:p>
          </table:table-cell>
          <table:table-cell office:value-type="string" table:style-name="ce2">
            <text:p>That’s nothing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3" table:style-name="ce3"/>
          <table:table-cell office:value-type="string" table:style-name="ce2">
            <text:p>:'(</text:p>
          </table:table-cell>
          <table:table-cell table:style-name="ce3"/>
          <table:table-cell office:value-type="float" office:value="109" table:style-name="ce2">
            <text:p>109</text:p>
          </table:table-cell>
          <table:table-cell office:value-type="float" office:value="14" table:style-name="ce2">
            <text:p>1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…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By the way, I heard the cook in our {local soup kitchen} caught a cold. They’re looking for someone to {volunteer}. You could try it.</text:p>
          </table:table-cell>
          <table:table-cell office:value-type="string" table:style-name="ce2">
            <text:p>I will, thank you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3" table:style-name="ce2">
            <text:p>133</text:p>
          </table:table-cell>
          <table:table-cell office:value-type="float" office:value="17" table:style-name="ce2">
            <text:p>17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Volunteering? Me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29" table:style-name="ce3"/>
          <table:table-cell table:number-columns-repeated="16354"/>
        </table:table-row>
        <table:table-row table:style-name="ro4">
          <table:table-cell table:style-name="ce1"/>
          <table:table-cell office:value-type="string" table:style-name="ce2">
            <text:p>Mother-102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m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I heard you helped out at the {soup kitchen}. I am so proud of you, I raised a {wonderful daughter}, both talented and kind</text:p>
          </table:table-cell>
          <table:table-cell office:value-type="string" table:style-name="ce2">
            <text:p>You’re flattering me, mom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office:value-type="string" table:style-name="ce2">
            <text:p>dishrag</text:p>
          </table:table-cell>
          <table:table-cell office:value-type="string" table:style-name="ce2">
            <text:p>strainer</text:p>
          </table:table-cell>
          <table:table-cell table:number-columns-repeated="2" table:style-name="ce3"/>
          <table:table-cell office:value-type="float" office:value="123" table:style-name="ce2">
            <text:p>12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Stuff always disappears when it's needed for cooking!</text:p>
          </table:table-cell>
          <table:table-cell office:value-type="string" table:style-name="ce2">
            <text:p>Thank you. That’s a very pretty dishcloth.</text:p>
          </table:table-cell>
          <table:table-cell table:number-columns-repeated="12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5" table:style-name="ce3"/>
          <table:table-cell office:value-type="string" table:style-name="ce2">
            <text:p>Yes, that’s me</text:p>
          </table:table-cell>
          <table:table-cell table:style-name="ce3"/>
          <table:table-cell office:value-type="string" table:style-name="ce2">
            <text:p>:/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style-name="ce1"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sad/concerned</text:p>
          </table:table-cell>
          <table:table-cell office:value-type="string" table:style-name="ce2">
            <text:p>By the way, I was cooking {today’s dinner} and I realized all our {dishrags} are dirty and just I can’t find the {strainer}! Could you go look for them?</text:p>
          </table:table-cell>
          <table:table-cell office:value-type="string" table:style-name="ce2">
            <text:p>Definitely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52" table:style-name="ce2">
            <text:p>152</text:p>
          </table:table-cell>
          <table:table-cell office:value-type="float" office:value="11" table:style-name="ce2">
            <text:p>11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5" table:style-name="ce3"/>
          <table:table-cell office:value-type="string" table:style-name="ce2">
            <text:p>Hope the dinner is worth it.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1">
          <table:table-cell/>
          <table:table-cell table:style-name="ce3"/>
          <table:table-cell office:value-type="string" table:style-name="ce2">
            <text:p>after</text:p>
          </table:table-cell>
          <table:table-cell office:value-type="string" table:style-name="ce2">
            <text:p>m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I wonder, where did you get this dishcloth? I coulde use more of those.</text:p>
          </table:table-cell>
          <table:table-cell office:value-type="string" table:style-name="ce2">
            <text:p>It’s for my help in the soup kitchen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71" table:style-name="ce2">
            <text:p>71</text:p>
          </table:table-cell>
          <table:table-cell office:value-type="float" office:value="36" table:style-name="ce2">
            <text:p>36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Who knows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2" table:style-name="ce3"/>
          <table:table-cell office:value-type="string" table:style-name="ce2">
            <text:p>m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Here, I wanted to give you another of your {grandmother’s recipes}. She was a great cook, as you know, so I’m sure you’ll love this one.</text:p>
          </table:table-cell>
          <table:table-cell office:value-type="string" table:style-name="ce2">
            <text:p>Thank you, I'll teasure it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36" table:style-name="ce2">
            <text:p>136</text:p>
          </table:table-cell>
          <table:table-cell office:value-type="float" office:value="26" table:style-name="ce2">
            <text:p>26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Mmm ancient recipes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1">
          <table:table-cell/>
          <table:table-cell office:value-type="string" table:style-name="ce2">
            <text:p>Brother-101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Hey, sis! Good thing you came by! Jonny told me he gave you the {console} he promised me</text:p>
          </table:table-cell>
          <table:table-cell office:value-type="string" table:style-name="ce2">
            <text:p>He promised it to you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2">
            <text:p>console</text:p>
          </table:table-cell>
          <table:table-cell table:number-columns-repeated="3" table:style-name="ce3"/>
          <table:table-cell office:value-type="float" office:value="88" table:style-name="ce2">
            <text:p>88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rry up! I have to go on this raid or I'll be kicked out of the party!</text:p>
          </table:table-cell>
          <table:table-cell office:value-type="string" table:style-name="ce2">
            <text:p>You’re the best sister!</text:p>
          </table:table-cell>
          <table:table-cell table:number-columns-repeated="12" table:style-name="ce3"/>
          <table:table-cell table:number-columns-repeated="16354"/>
        </table:table-row>
        <table:table-row table:style-name="ro1">
          <table:table-cell/>
          <table:table-cell table:number-columns-repeated="5" table:style-name="ce3"/>
          <table:table-cell office:value-type="string" table:style-name="ce2">
            <text:p>I suppose I was tricked into cooking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He made you cook the {snacks} for our DnD night, right? Ha-ha! Well played, bro, well-played.</text:p>
          </table:table-cell>
          <table:table-cell office:value-type="string" table:style-name="ce2">
            <text:p>Hey, that’s cheating!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93" table:style-name="ce2">
            <text:p>93</text:p>
          </table:table-cell>
          <table:table-cell office:value-type="float" office:value="21" table:style-name="ce2">
            <text:p>2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For goodness sake!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Anyway, did you get the {console}? I promised guys I’ll go on a raid with them in fifteen minutes!</text:p>
          </table:table-cell>
          <table:table-cell office:value-type="string" table:style-name="ce2">
            <text:p>Yes-yes, wait a bi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98" table:style-name="ce2">
            <text:p>98</text:p>
          </table:table-cell>
          <table:table-cell office:value-type="float" office:value="19" table:style-name="ce2">
            <text:p>19</text:p>
          </table:table-cell>
          <table:table-cell table:number-columns-repeated="14" table:style-name="ce3"/>
          <table:table-cell table:number-columns-repeated="16354"/>
        </table:table-row>
        <table:table-row table:style-name="ro2">
          <table:table-cell/>
          <table:table-cell table:number-columns-repeated="5" table:style-name="ce3"/>
          <table:table-cell office:value-type="string" table:style-name="ce2">
            <text:p>Whatever this means…</text:p>
            <text:p/>
          </table:table-cell>
          <table:table-cell table:style-name="ce3"/>
          <table:table-cell office:value-type="string" table:style-name="ce2">
            <text:p>:/</text:p>
          </table:table-cell>
          <table:table-cell office:value-type="string" table:style-name="ce2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3">
          <table:table-cell/>
          <table:table-cell table:style-name="ce3"/>
          <table:table-cell office:value-type="string" table:style-name="ce2">
            <text:p>after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Get this: I made a {perfect sandwich recipe}. It’s pure science! I'm {yet to finish} it, I’ll give you the rest later.</text:p>
          </table:table-cell>
          <table:table-cell office:value-type="string" table:style-name="ce2">
            <text:p>I’ll try it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0" table:style-name="ce2">
            <text:p>120</text:p>
          </table:table-cell>
          <table:table-cell office:value-type="float" office:value="12" table:style-name="ce2">
            <text:p>12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5" table:style-name="ce3"/>
          <table:table-cell office:value-type="string" table:style-name="ce2">
            <text:p>Cooking is no science!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I’ve seen your {vlog entry}, love it! But you need to improve the {technical side}. I heard there’s a {cooking contest} you can win good stuff in.</text:p>
          </table:table-cell>
          <table:table-cell office:value-type="string" table:style-name="ce2">
            <text:p>Great idea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46" table:style-name="ce2">
            <text:p>146</text:p>
          </table:table-cell>
          <table:table-cell office:value-type="float" office:value="10" table:style-name="ce2">
            <text:p>10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I’ll think about i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5">
          <table:table-cell/>
          <table:table-cell office:value-type="string" table:style-name="ce2">
            <text:p>Brother-102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So, did you take part in that {contest} I told you about? I hope {you won} lot’s of cool stuff!</text:p>
          </table:table-cell>
          <table:table-cell office:value-type="string" table:style-name="ce2">
            <text:p>I did!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office:value-type="string" table:style-name="ce2">
            <text:p>hdmi</text:p>
          </table:table-cell>
          <table:table-cell office:value-type="string" table:style-name="ce2">
            <text:p>tripod</text:p>
          </table:table-cell>
          <table:table-cell office:value-type="string" table:style-name="ce2">
            <text:p>camera</text:p>
          </table:table-cell>
          <table:table-cell table:style-name="ce3"/>
          <table:table-cell office:value-type="float" office:value="95" table:style-name="ce2">
            <text:p>9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We'll make you the best food blogger ever!</text:p>
          </table:table-cell>
          <table:table-cell office:value-type="string" table:style-name="ce2">
            <text:p>Awesome! I’ll work on this now, and on my king recipe as well.</text:p>
          </table:table-cell>
          <table:table-cell table:number-columns-repeated="12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Not reall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can help you make the {perfect gear} for your videos, but only if you bring me the parts</text:p>
          </table:table-cell>
          <table:table-cell office:value-type="string" table:style-name="ce2">
            <text:p>What do you need?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90" table:style-name="ce2">
            <text:p>90</text:p>
          </table:table-cell>
          <table:table-cell office:value-type="float" office:value="17" table:style-name="ce2">
            <text:p>17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5" table:style-name="ce3"/>
          <table:table-cell office:value-type="string" table:style-name="ce2">
            <text:p>Are you sure about that?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Let’s see… I need a {camera}, a {tripod} and an {hdmi-cable}. Cool?</text:p>
          </table:table-cell>
          <table:table-cell office:value-type="string" table:style-name="ce2">
            <text:p>Cool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68" table:style-name="ce2">
            <text:p>68</text:p>
          </table:table-cell>
          <table:table-cell office:value-type="float" office:value="4" table:style-name="ce2">
            <text:p>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Whatever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9" table:style-name="ce3"/>
          <table:table-cell table:number-columns-repeated="16354"/>
        </table:table-row>
        <table:table-row table:style-name="ro2">
          <table:table-cell/>
          <table:table-cell office:value-type="string" table:style-name="ce2">
            <text:p>Brother-103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The work is {going great}! I’ll make your gear and you’ll be able to {shoot the best} quality vids, sis, and {conquer the Internet}.</text:p>
          </table:table-cell>
          <table:table-cell office:value-type="string" table:style-name="ce2">
            <text:p>How can I thank you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2">
            <text:p>dice</text:p>
          </table:table-cell>
          <table:table-cell office:value-type="string" table:style-name="ce2">
            <text:p>notepad</text:p>
          </table:table-cell>
          <table:table-cell table:number-columns-repeated="2" table:style-name="ce3"/>
          <table:table-cell office:value-type="float" office:value="134" table:style-name="ce2">
            <text:p>13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Just a little favor, okay?</text:p>
          </table:table-cell>
          <table:table-cell office:value-type="string" table:style-name="ce2">
            <text:p>Great. You got everything I need.</text:p>
          </table:table-cell>
          <table:table-cell table:number-columns-repeated="12" table:style-name="ce3"/>
          <table:table-cell table:number-columns-repeated="16354"/>
        </table:table-row>
        <table:table-row table:style-name="ro2">
          <table:table-cell/>
          <table:table-cell table:number-columns-repeated="5" table:style-name="ce3"/>
          <table:table-cell office:value-type="string" table:style-name="ce2">
            <text:p>Do you need something in exchange?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Could you get me a {notepad} and {dice}? I need it for the game tonight!</text:p>
          </table:table-cell>
          <table:table-cell office:value-type="string" table:style-name="ce2">
            <text:p>Alright.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72" table:style-name="ce2">
            <text:p>72</text:p>
          </table:table-cell>
          <table:table-cell office:value-type="float" office:value="8" table:style-name="ce2">
            <text:p>8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Geek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13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style-name="ce3"/>
          <table:table-cell office:value-type="string" table:style-name="ce2">
            <text:p>after</text:p>
          </table:table-cell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I {finished} working on your gear and the recipe, and I also have a {surprise} for you!</text:p>
          </table:table-cell>
          <table:table-cell office:value-type="string" table:style-name="ce2">
            <text:p>What is it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I’m terrified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I sent your videos to a {sponsor} and they liked it! They offer you to {go to France}, learn local recipes and film more cool videos.</text:p>
          </table:table-cell>
          <table:table-cell office:value-type="string" table:style-name="ce2">
            <text:p>You gotta be kidding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34" table:style-name="ce2">
            <text:p>134</text:p>
          </table:table-cell>
          <table:table-cell office:value-type="float" office:value="21" table:style-name="ce2">
            <text:p>2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Is that a joke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14" table:style-name="ce3"/>
          <table:table-cell table:number-columns-repeated="16354"/>
        </table:table-row>
        <table:table-row table:style-name="ro1">
          <table:table-cell/>
          <table:table-cell table:number-columns-repeated="2" table:style-name="ce3"/>
          <table:table-cell office:value-type="string" table:style-name="ce2">
            <text:p>brother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No! That’s {reality}! I’m shocked too, but that’s a {great opportunity}. You have to go! And may the Force be with you.</text:p>
          </table:table-cell>
          <table:table-cell office:value-type="string" table:style-name="ce2">
            <text:p>Thank you so-so much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19" table:style-name="ce2">
            <text:p>119</text:p>
          </table:table-cell>
          <table:table-cell office:value-type="float" office:value="21" table:style-name="ce2">
            <text:p>21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/>
          <table:table-cell table:number-columns-repeated="5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14" table:style-name="ce3"/>
          <table:table-cell table:number-columns-repeated="1635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come to France, my {second homeland}! Great adventures lie ahead, just {help} people and people will help you!</text:p>
          </table:table-cell>
          <table:table-cell office:value-type="string" table:style-name="ce1">
            <text:p>You visit here a lot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wine glass</text:p>
          </table:table-cell>
          <table:table-cell office:value-type="string" table:style-name="ce1">
            <text:p>wine</text:p>
          </table:table-cell>
          <table:table-cell table:number-columns-repeated="2" table:style-name="ce1"/>
          <table:table-cell office:value-type="float" office:value="113" table:style-name="ce1">
            <text:p>1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our first task is getting me some wine</text:p>
          </table:table-cell>
          <table:table-cell office:value-type="string" table:style-name="ce1">
            <text:p>Great choice!</text:p>
          </table:table-cell>
          <table:table-cell table:number-columns-repeated="16366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econd homeland, huh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'm actually {half French}. That's why I can also teach you a traditional {French recipe} passed from generation to generation!</text:p>
          </table:table-cell>
          <table:table-cell office:value-type="string" table:style-name="ce1">
            <text:p>Oh, that's amazing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)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's the catch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3" table:style-name="ce1"/>
          <table:table-cell office:value-type="string" table:style-name="ce1">
            <text:p>: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Of course, a family heirloom isn't something I'll part with {easily}, first you'll have to {prove} you're good for this job!</text:p>
          </table:table-cell>
          <table:table-cell office:value-type="string" table:style-name="ce1">
            <text:p>Can do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^^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s never easy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2" table:style-name="ce1"/>
          <table:table-cell office:value-type="string" table:style-name="ce1">
            <text:p>:(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hile you're looking around, could you get me some {wine} and {glasses}, please? They're easy to find around here!</text:p>
          </table:table-cell>
          <table:table-cell office:value-type="string" table:style-name="ce1">
            <text:p>Of course, it's wine country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/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9" table:style-name="ce1">
            <text:p>2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ime for some busy work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'(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Excellent! See, it's no big deal to find wine around here. You chose a {great bottle} too!</text:p>
          </table:table-cell>
          <table:table-cell office:value-type="string" table:style-name="ce1">
            <text:p>I did my very best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ll wine tastes the same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ou really got off on the right foot! I can see {I was right} to choose you for this!</text:p>
          </table:table-cell>
          <table:table-cell office:value-type="string" table:style-name="ce1">
            <text:p>Ha-ha, thank you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sun umbrella</text:p>
          </table:table-cell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ool shade makes cool producers</text:p>
          </table:table-cell>
          <table:table-cell office:value-type="string" table:style-name="ce1">
            <text:p>Now I hope I'll stop this sweating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're quick to judge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have {another task} for you. It might seem dull, but it's a great chance for you to walk around and {meet locals}.</text:p>
          </table:table-cell>
          <table:table-cell office:value-type="string" table:style-name="ce1">
            <text:p>Great then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6" table:style-name="ce1">
            <text:p>116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Really?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need an {umbrella} to hold off the summer sun. If you get one, I'll be in much {better mood}, and you need me in a good mood.</text:p>
          </table:table-cell>
          <table:table-cell office:value-type="string" table:style-name="ce1">
            <text:p>You're righ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7" table:style-name="ce1">
            <text:p>127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about my mood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So, now that you proved yourself {worthy} let's try something more exciting: let's {help out the locals}!</text:p>
          </table:table-cell>
          <table:table-cell office:value-type="string" table:style-name="ce1">
            <text:p>Let's do it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medicine</text:p>
          </table:table-cell>
          <table:table-cell table:number-columns-repeated="3" table:style-name="ce1"/>
          <table:table-cell office:value-type="float" office:value="105" table:style-name="ce1">
            <text:p>10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Giving a helping hand to locals is a very important part of your job</text:p>
          </table:table-cell>
          <table:table-cell office:value-type="string" table:style-name="ce1">
            <text:p>Doesn't helping people feel great?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Very "exciting"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You might've noticed there's something {wrong} with the {lavender fields}. I asked around and it seems some kind of bug is to blame</text:p>
          </table:table-cell>
          <table:table-cell office:value-type="string" table:style-name="ce1">
            <text:p>Yes, I noticed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31" table:style-name="ce1">
            <text:p>131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so awful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ople say that if they only had some special plant {medicine}, they could {restore} the fields. So, let's get some!</text:p>
          </table:table-cell>
          <table:table-cell office:value-type="string" table:style-name="ce1">
            <text:p>Let's heal some purple plants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6" table:style-name="ce1">
            <text:p>116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Fine, whatev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ere's another person you could help. A famous {truffle supplier} lives nearby. I heard there's something {troubling her} these days.</text:p>
          </table:table-cell>
          <table:table-cell office:value-type="string" table:style-name="ce1">
            <text:p>I think I could try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34" table:style-name="ce1">
            <text:p>134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's in it for me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e can definitely share some {great recipes} if you help her out. Her name's {Monique}, by the way.</text:p>
          </table:table-cell>
          <table:table-cell office:value-type="string" table:style-name="ce1">
            <text:p>I'll go talk to her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Ohhh my poor {piggy}! Wait, who are you, what do you want? Read the sign, {we’re closed}. Piggy crisis!</text:p>
          </table:table-cell>
          <table:table-cell office:value-type="string" table:style-name="ce1">
            <text:p>I understand, but I wanted to talk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office:value-type="string" table:style-name="ce1">
            <text:p>blanket</text:p>
          </table:table-cell>
          <table:table-cell office:value-type="string" table:style-name="ce1">
            <text:p>pillow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Bonbon is freezing his chops off!</text:p>
          </table:table-cell>
          <table:table-cell office:value-type="string" table:style-name="ce1">
            <text:p>Oh, you're a true savior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I am so sorry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Whatever you need! Bonbon‘s {health} is my only concern right now. He is terribly, {terribly sick}. Go away!</text:p>
          </table:table-cell>
          <table:table-cell office:value-type="string" table:style-name="ce1">
            <text:p>Maybe I can help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8" table:style-name="ce1">
            <text:p>108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Poor piggy! Let me help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Oh, you really {want to help}? That's so sweet of you! What did you say your {name} was?</text:p>
          </table:table-cell>
          <table:table-cell office:value-type="string" table:style-name="ce1">
            <text:p>*name*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Thank you, *name*! Could you get my little Bonbon a {blanket} and a {pillow}? I’d go myself, but I can’t leave him, I just can’t!</text:p>
          </table:table-cell>
          <table:table-cell office:value-type="string" table:style-name="ce1">
            <text:p>Sure, don’t worry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9" table:style-name="ce1">
            <text:p>129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happened to Indépendance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My Bonbon is warm now, but he's {still sick}! I don’t know what to do! I’m going to {faint}, mon dieu!</text:p>
          </table:table-cell>
          <table:table-cell office:value-type="string" table:style-name="ce1">
            <text:p>I can help him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medicine</text:p>
          </table:table-cell>
          <table:table-cell table:number-columns-repeated="3" table:style-name="ce1"/>
          <table:table-cell office:value-type="float" office:value="102" table:style-name="ce1">
            <text:p>1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hhh hurry, please, save his bacon!</text:p>
          </table:table-cell>
          <table:table-cell office:value-type="string" table:style-name="ce1">
            <text:p>I hope this medicine works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Don't faint. Please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How? Oh, what if {he’s dying}? What am I gonna do without my piggy petit pois! I’ll {die too}!</text:p>
          </table:table-cell>
          <table:table-cell office:value-type="string" table:style-name="ce1">
            <text:p>No-no, he’ll be alright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the spirit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Maybe… I know! We should get him some {medicine}. That'll help, I hope. I can only hope now!</text:p>
          </table:table-cell>
          <table:table-cell office:value-type="string" table:style-name="ce1">
            <text:p>I’ll get the medicine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Genius solution...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You brought the {medicine}? Thank you so so much! I hope it works and Bonbon is back to his {lively self} again!</text:p>
          </table:table-cell>
          <table:table-cell office:value-type="string" table:style-name="ce1">
            <text:p>I hope so too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2" table:style-name="ce1">
            <text:p>112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ll break my heart if it doesn't</text:p>
          </table:table-cell>
          <table:table-cell table:style-name="ce1"/>
          <table:table-cell office:value-type="string" table:style-name="ce1">
            <text:p>:'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Oh, Bonbon seems to be {feeling better}! Thank you so much! What would I have done without you. You {saved} my baby!</text:p>
          </table:table-cell>
          <table:table-cell office:value-type="string" table:style-name="ce1">
            <text:p>I am glad to hear that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lavander</text:p>
          </table:table-cell>
          <table:table-cell office:value-type="string" table:style-name="ce1">
            <text:p>fruits</text:p>
          </table:table-cell>
          <table:table-cell office:value-type="string" table:style-name="ce1">
            <text:p>medicine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Did you get the ingredients? Bonbon is hungry!</text:p>
          </table:table-cell>
          <table:table-cell office:value-type="string" table:style-name="ce1">
            <text:p>Looks yammy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finally!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But I think now that he’s {recovering}, we should help him get better</text:p>
          </table:table-cell>
          <table:table-cell office:value-type="string" table:style-name="ce1">
            <text:p>How can we do that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Didn't we just now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 needs more {nutrients}! We need to cook up my special {piggy food} for him. Would you bring some ingredients?</text:p>
          </table:table-cell>
          <table:table-cell office:value-type="string" table:style-name="ce1">
            <text:p>Of course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2" table:style-name="ce1">
            <text:p>112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can I say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Very nice! Now'll brew a {health potion} for my sweet baby and he's gonna be all {recovered}, my brioche délicieux!</text:p>
          </table:table-cell>
          <table:table-cell office:value-type="string" table:style-name="ce1">
            <text:p>That's wonderful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15" table:style-name="ce1">
            <text:p>115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l, we've been doing a {great job} so far, but now I'll have to {leave you} on your own for a bit.</text:p>
          </table:table-cell>
          <table:table-cell office:value-type="string" table:style-name="ce1">
            <text:p>Why so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mosquito spray</text:p>
          </table:table-cell>
          <table:table-cell office:value-type="string" table:style-name="ce1">
            <text:p>Well, we've been doing a great job so far, but now I'll have to leave you on your own for a bit.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e allergy is horrible, believe me</text:p>
          </table:table-cell>
          <table:table-cell office:value-type="string" table:style-name="ce1">
            <text:p>You got the spray, I'm saved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Finally! Something happened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am going to a {picnic} with some of my local friends. I'd really appreciate if you {help me} prepare, I'll give you another {recipe} in exchange</text:p>
          </table:table-cell>
          <table:table-cell office:value-type="string" table:style-name="ce1">
            <text:p>What do you need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style-name="ce1"/>
          <table:table-cell office:value-type="string" table:style-name="ce1">
            <text:p>I am going to a picnic with some of my local friends. I'd really appreciate if you help me prepare, I'll give you another recipe in exchange</text:p>
          </table:table-cell>
          <table:table-cell table:number-columns-repeated="2" table:style-name="ce1"/>
          <table:table-cell office:value-type="float" office:value="147" table:style-name="ce1">
            <text:p>147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mm fair exchange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irst and foremost, I need a {mosquito spray}. I have a horrible {allergy}, aching all over, you know</text:p>
          </table:table-cell>
          <table:table-cell office:value-type="string" table:style-name="ce1">
            <text:p>I se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pare me the detail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w, I need one last thing, and you can {fly free}, for a while at least.</text:p>
          </table:table-cell>
          <table:table-cell office:value-type="string" table:style-name="ce1">
            <text:p>I'm listening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picnic basket</text:p>
          </table:table-cell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I am going for a picnic, so I need all the picnic stuff</text:p>
          </table:table-cell>
          <table:table-cell office:value-type="string" table:style-name="ce1">
            <text:p>Well, I suppose that's what I meant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can't wai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ll, it's a picnic, so I need a {picnic basket}, right? Could you get me one of those nice things stuffed with everything for a picnic</text:p>
          </table:table-cell>
          <table:table-cell office:value-type="string" table:style-name="ce1">
            <text:p>Yes, I know what you mean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5" table:style-name="ce1">
            <text:p>135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Picnic-y stuff, got it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should get going very soon, but first a piece of advice: talk to {Claude Lacroix}</text:p>
          </table:table-cell>
          <table:table-cell office:value-type="string" table:style-name="ce1">
            <text:p>Who's that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La-what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's a renowned {restaurant critic} and a {champion} of fine cuisine. Making his acquaintance will definitely help you in the future.</text:p>
          </table:table-cell>
          <table:table-cell office:value-type="string" table:style-name="ce1">
            <text:p>I'll try to make a good impression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34" table:style-name="ce1">
            <text:p>134</text:p>
          </table:table-cell>
          <table:table-cell office:value-type="float" office:value="34" table:style-name="ce1">
            <text:p>3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doubt tha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frowning</text:p>
          </table:table-cell>
          <table:table-cell office:value-type="string" table:style-name="ce1">
            <text:p>So, you say you're an aspiring food blogger? Good for you, but, sorry to say, you're {too small a fish} for me</text:p>
          </table:table-cell>
          <table:table-cell office:value-type="string" table:style-name="ce1">
            <text:p>I am quite good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dislike</text:p>
          </table:table-cell>
          <table:table-cell office:value-type="string" table:style-name="ce1">
            <text:p>tablecloth</text:p>
          </table:table-cell>
          <table:table-cell table:number-columns-repeated="3" table:style-name="ce1"/>
          <table:table-cell office:value-type="float" office:value="110" table:style-name="ce1">
            <text:p>1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his bread was really great, we need to restore the mill. Let's throw a dinner.</text:p>
          </table:table-cell>
          <table:table-cell office:value-type="string" table:style-name="ce1">
            <text:p>A decent tablecloth, not bad, *name*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ll go then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n second thought, I could {use your help}. I'm here on a mission of sorts. Have you noticed {the mill} by the village?</text:p>
          </table:table-cell>
          <table:table-cell office:value-type="string" table:style-name="ce1">
            <text:p>Of course I did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9" table:style-name="ce1">
            <text:p>119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Barely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t used to make excellent {lavender bread}, but the enterprise went {bankrupt}. I invited some potential {sponsors} for a dinner to revive it.</text:p>
          </table:table-cell>
          <table:table-cell office:value-type="string" table:style-name="ce1">
            <text:p>Why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42" table:style-name="ce1">
            <text:p>142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do you care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et's say I am fond of good food. Anyway, I need some {tablecloth} for this occasion. You could help if you want {my attention}.</text:p>
          </table:table-cell>
          <table:table-cell office:value-type="string" table:style-name="ce1">
            <text:p>Thank you for trusting me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29" table:style-name="ce1">
            <text:p>129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l, considering you're {willing to help} - a quality so rare these days - I am willing to {change my attitude}.</text:p>
          </table:table-cell>
          <table:table-cell office:value-type="string" table:style-name="ce1">
            <text:p>Thank you so much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dislike</text:p>
          </table:table-cell>
          <table:table-cell office:value-type="string" table:style-name="ce1">
            <text:p>cutlery</text:p>
          </table:table-cell>
          <table:table-cell office:value-type="string" table:style-name="ce1">
            <text:p>service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his mill is important for local economy and taste culture, the dinner must be top notch.</text:p>
          </table:table-cell>
          <table:table-cell office:value-type="string" table:style-name="ce1">
            <text:p>An excellent choice of plate pattern, *name*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Late recognition is better then nothing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'll even teach you some {recipes} I learned during my long and varied career. But you'll have to help me too, that's called {quid pro quo}.</text:p>
          </table:table-cell>
          <table:table-cell office:value-type="string" table:style-name="ce1">
            <text:p>Quid pro quo then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1" table:style-name="ce1">
            <text:p>141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know what it means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or this dinner we're organizing, we need {cutlery} and a {service}. I trust you to handle that.</text:p>
          </table:table-cell>
          <table:table-cell office:value-type="string" table:style-name="ce1">
            <text:p>Thank you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rust huh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ou see, *name*, we're almost ready for this {dinner} that will redefine the {history} of this region's gastronomy for years.</text:p>
          </table:table-cell>
          <table:table-cell office:value-type="string" table:style-name="ce1">
            <text:p>Amazing news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wine glasses</text:p>
          </table:table-cell>
          <table:table-cell table:number-columns-repeated="3" table:style-name="ce1"/>
          <table:table-cell office:value-type="float" office:value="125" table:style-name="ce1">
            <text:p>12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We're almost ready to begin this dinner, that will stay in history</text:p>
          </table:table-cell>
          <table:table-cell office:value-type="string" table:style-name="ce1">
            <text:p>Very nice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Presumptuous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e proud to assist in something actually {important}! Get me a few {wine glasses} for my guests. We're going to drink Chateau Margaux</text:p>
          </table:table-cell>
          <table:table-cell office:value-type="string" table:style-name="ce1">
            <text:p>For such wine - best glasses only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3" table:style-name="ce1">
            <text:p>133</text:p>
          </table:table-cell>
          <table:table-cell office:value-type="float" office:value="33" table:style-name="ce1">
            <text:p>3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Drink wha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anks a lot for your help, allow me to {apologize} for my rude behavior before. You're a very {talented} young lady.</text:p>
          </table:table-cell>
          <table:table-cell office:value-type="string" table:style-name="ce1">
            <text:p>That's a high prais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7" table:style-name="ce1">
            <text:p>117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f course you changed your mind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 did great work today. I promise you, very soon you'll see this {mill's blades moving} again!</text:p>
          </table:table-cell>
          <table:table-cell office:value-type="string" table:style-name="ce1">
            <text:p>I'm sure you're right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95" table:style-name="ce1">
            <text:p>95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'll se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am so happy that my cute little Bonbon is {happy and healthy} again. Look at his cute pink cheeks!</text:p>
          </table:table-cell>
          <table:table-cell office:value-type="string" table:style-name="ce1">
            <text:p>Oh, so swee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pig costume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et my baby a cute costume, please</text:p>
          </table:table-cell>
          <table:table-cell office:value-type="string" table:style-name="ce1">
            <text:p>This is so cute, I love it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 looks fine, I guess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We have to {dress} him up, so he's {even cuter}! I already imagine the cuteness, si joli!</text:p>
          </table:table-cell>
          <table:table-cell office:value-type="string" table:style-name="ce1">
            <text:p>Yes, I can see it too, super cut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eah, pig in a coat, what could be cuter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Don't worry, I know you're a busy girl, so I'll teach you a {recipe} if you help me. I'll let you {pet Bonbon} a bit too!</text:p>
          </table:table-cell>
          <table:table-cell office:value-type="string" table:style-name="ce1">
            <text:p>I love to help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1" table:style-name="ce1">
            <text:p>121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d rather not pet i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Look, look, he looks so sweet in this {costume}, mon brioche délicieux</text:p>
          </table:table-cell>
          <table:table-cell office:value-type="string" table:style-name="ce1">
            <text:p>Totally adorabl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bow</text:p>
          </table:table-cell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ore cuteness, we need more cuteness!</text:p>
          </table:table-cell>
          <table:table-cell office:value-type="string" table:style-name="ce1">
            <text:p>That's a total cuteness overload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f you say so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et I feel there's something {missing}. We can make him even {more adorable}, don't you think?</text:p>
          </table:table-cell>
          <table:table-cell office:value-type="string" table:style-name="ce1">
            <text:p>Yes, definitely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ore?!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know! A cute {little bow} is exactly what he needs. This will make him just irresistibly adorable!</text:p>
          </table:table-cell>
          <table:table-cell office:value-type="string" table:style-name="ce1">
            <text:p>Let's do that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exactly do you plan to do with i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Now that Bonbon is so-so adorable we just have to {preserve this image} of his forever.</text:p>
          </table:table-cell>
          <table:table-cell office:value-type="string" table:style-name="ce1">
            <text:p>Nice idea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DSLR</text:p>
          </table:table-cell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'm so anxious to take photos of my Bonbon!</text:p>
          </table:table-cell>
          <table:table-cell office:value-type="string" table:style-name="ce1">
            <text:p>Wonderful! Here, get the recipe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do you even mean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want to take lots and lots of {photos} of him today to celebrate his recovery! Will you {help} me?</text:p>
          </table:table-cell>
          <table:table-cell office:value-type="string" table:style-name="ce1">
            <text:p>Of course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ow exactly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don't have a proper {camera}, you know, just some crappy one. This moment is worth {quality shots}.</text:p>
          </table:table-cell>
          <table:table-cell office:value-type="string" table:style-name="ce1">
            <text:p>You're righ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1" table:style-name="ce1">
            <text:p>101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eriously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{Thank you} so so much for all the help! I hope you enjoy {this recipe}, it's one of my favorites. Cook it a lot, won't you?</text:p>
          </table:table-cell>
          <table:table-cell office:value-type="string" table:style-name="ce1">
            <text:p>Of course I will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24" table:style-name="ce1">
            <text:p>124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ll take your word for i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Oh, you again. Come here, *name*. I have something I want to {ask of you}.</text:p>
          </table:table-cell>
          <table:table-cell office:value-type="string" table:style-name="ce1">
            <text:p>Yes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iphone pin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wine glass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 can't handle this phone problem without some calming wine.</text:p>
          </table:table-cell>
          <table:table-cell office:value-type="string" table:style-name="ce1">
            <text:p>Here, take this for your troubles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gain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Do you have any {technical expertise}? There's something wrong with {my phone}, I can't wrap my mind around it.</text:p>
          </table:table-cell>
          <table:table-cell office:value-type="string" table:style-name="ce1">
            <text:p>I'm sorry, I can't help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11" table:style-name="ce1">
            <text:p>111</text:p>
          </table:table-cell>
          <table:table-cell office:value-type="float" office:value="23" table:style-name="ce1">
            <text:p>2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know the pain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That's a pity, really. Could you bring me a {pin} to open the card slot at least? And some {wine}, that's for my {nerves}.</text:p>
          </table:table-cell>
          <table:table-cell office:value-type="string" table:style-name="ce1">
            <text:p>Sure, good luck!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23" table:style-name="ce1">
            <text:p>123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ll, fin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finally managed to get my {phone to work} and received the {important call} I've been waiting for. I have {magnifique news}!</text:p>
          </table:table-cell>
          <table:table-cell office:value-type="string" table:style-name="ce1">
            <text:p>What news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saw</text:p>
          </table:table-cell>
          <table:table-cell office:value-type="string" table:style-name="ce1">
            <text:p>shovel</text:p>
          </table:table-cell>
          <table:table-cell table:number-columns-repeated="2" table:style-name="ce1"/>
          <table:table-cell office:value-type="float" office:value="126" table:style-name="ce1">
            <text:p>12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his is a historic event, so we need to prepare!</text:p>
          </table:table-cell>
          <table:table-cell office:value-type="string" table:style-name="ce1">
            <text:p>Very good. Now the villagers can get to work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uh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A {famous baker} from Paris is going to come here to {inspect the mill} and its lavender bread. Perhaps he'll {buy it} for his restaurant!</text:p>
          </table:table-cell>
          <table:table-cell office:value-type="string" table:style-name="ce1">
            <text:p>That's so grea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8" table:style-name="ce1">
            <text:p>138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o wha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 have to {prepare} for his visit. This village doesn't look {festive enough}! I already arranged with the locals to {improve} this situation.</text:p>
          </table:table-cell>
          <table:table-cell office:value-type="string" table:style-name="ce1">
            <text:p>Can I help in any way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o you don't need me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hat I need from you are {saws and shovels} for the workers! S'il vous plaît?</text:p>
          </table:table-cell>
          <table:table-cell office:value-type="string" table:style-name="ce1">
            <text:p>Got it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 my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hile the locals are working, we have to {get to work} too! We need to {beautify} this place!</text:p>
          </table:table-cell>
          <table:table-cell office:value-type="string" table:style-name="ce1">
            <text:p>What shall we do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garland</text:p>
          </table:table-cell>
          <table:table-cell table:number-columns-repeated="3" table:style-name="ce1"/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he idea to decorate this village with garlands is excellent! And entirely mine.</text:p>
          </table:table-cell>
          <table:table-cell office:value-type="string" table:style-name="ce1">
            <text:p>Oh, so fresh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trange vocabulary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am thinking {flower garlands}. If we make them out of {lavender}, it'll emphasize the specialty of this beautiful region.</text:p>
          </table:table-cell>
          <table:table-cell office:value-type="string" table:style-name="ce1">
            <text:p>Wow, so uniqu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23" table:style-name="ce1">
            <text:p>123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that's so "unique"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Excellent! Now we only have to put these {garlands} on, and this place will evoke a {magical feeling}! Come and check it out later.</text:p>
          </table:table-cell>
          <table:table-cell office:value-type="string" table:style-name="ce1">
            <text:p>I definitely will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32" table:style-name="ce1">
            <text:p>132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 wish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hadyguy-2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You know, I was {examining the venue} we're to meet with the patissier in, and it just won't do!</text:p>
          </table:table-cell>
          <table:table-cell office:value-type="string" table:style-name="ce1">
            <text:p>Why so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comfortable chair</text:p>
          </table:table-cell>
          <table:table-cell table:number-columns-repeated="3" table:style-name="ce1"/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e can't greet an esteemed guest with these chairs!</text:p>
          </table:table-cell>
          <table:table-cell office:value-type="string" table:style-name="ce1">
            <text:p>You saved the day! Merci beaucoup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did you expect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All the furniture is of {questionable quality}! What to expect of a village! Yet the {chairs} are the worst.</text:p>
          </table:table-cell>
          <table:table-cell office:value-type="string" table:style-name="ce1">
            <text:p>What difference do chairs make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08" table:style-name="ce1">
            <text:p>108</text:p>
          </table:table-cell>
          <table:table-cell office:value-type="float" office:value="31" table:style-name="ce1">
            <text:p>3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bad, right?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hadyguy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Please, {do something} about the chairs! We need {comfortable chairs}. When people are comfortably seated they're more inclined to negotiate.</text:p>
          </table:table-cell>
          <table:table-cell office:value-type="string" table:style-name="ce1">
            <text:p>Of course, count on me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2" table:style-name="ce1">
            <text:p>142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Ugrh!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llo, *name*! How's your day? Mine is totally great: we're going {truffle hunting} with Bonbon! He's a {truffle hog}, you know!</text:p>
          </table:table-cell>
          <table:table-cell office:value-type="string" table:style-name="ce1">
            <text:p>Wow, really!?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knitting needles</text:p>
          </table:table-cell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o you knit? I love knitting! I knit hats for Bonbon.</text:p>
          </table:table-cell>
          <table:table-cell office:value-type="string" table:style-name="ce1">
            <text:p>Oh, thank you, you're a real friend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 hog, huh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es, and we're going to the {forest}. The key to supplying the best truffles is picking them yourself.</text:p>
          </table:table-cell>
          <table:table-cell office:value-type="string" table:style-name="ce1">
            <text:p>That's righ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2" table:style-name="ce1">
            <text:p>102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That's a {long road}, however, I'll need a distraction. Could you bring me {knitting needles}? And I'll teach you an excellent {truffle recipe}!</text:p>
          </table:table-cell>
          <table:table-cell office:value-type="string" table:style-name="ce1">
            <text:p>Mmm sounds yummy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4" table:style-name="ce1">
            <text:p>144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prefer chocolate truffles..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upplier-208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ve you seen {weather forecast}? Apparently it's gonna be extremely {hot and sunny} in the next few days!</text:p>
          </table:table-cell>
          <table:table-cell office:value-type="string" table:style-name="ce1">
            <text:p>I haven't heard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hat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 hope the heat won't stop us from picking lots of truffles</text:p>
          </table:table-cell>
          <table:table-cell office:value-type="string" table:style-name="ce1">
            <text:p>What a pretty hat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o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This means I'll need a {hat} when truffle hunting. {Sunstroke} is a real danger!</text:p>
          </table:table-cell>
          <table:table-cell office:value-type="string" table:style-name="ce1">
            <text:p>True.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unstroke, hm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ould you help me with the {hat}? And also find some {mosquito spray} for me, alright? I'll make it worth your while.</text:p>
          </table:table-cell>
          <table:table-cell office:value-type="string" table:style-name="ce1">
            <text:p>Don't worry about that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7" table:style-name="ce1">
            <text:p>117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ake it so, please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{Thank you} so much, for everything. I'm so happy I met you. I hope you {like the recipes} I taught you.</text:p>
          </table:table-cell>
          <table:table-cell office:value-type="string" table:style-name="ce1">
            <text:p>I'm happy I met you too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04" table:style-name="ce1">
            <text:p>104</text:p>
          </table:table-cell>
          <table:table-cell office:value-type="float" office:value="23" table:style-name="ce1">
            <text:p>2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Likewise and all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uppli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Now it's time for me and Bonbon to {get going}. Truffles await! Goodbye, name, I hope we meet again! And {good luck} with your blog!</text:p>
          </table:table-cell>
          <table:table-cell office:value-type="string" table:style-name="ce1">
            <text:p>Good luck to you too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32" table:style-name="ce1">
            <text:p>132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don't need luck, I'm fabulou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heard you {helped Monique}, so that she opened orders for truffles again! And you {assisted Claude} with that lavender bread deal.</text:p>
          </table:table-cell>
          <table:table-cell office:value-type="string" table:style-name="ce1">
            <text:p>Well, yes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stage microphone</text:p>
          </table:table-cell>
          <table:table-cell table:number-columns-repeated="3" table:style-name="ce1"/>
          <table:table-cell office:value-type="float" office:value="132" table:style-name="ce1">
            <text:p>1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aking care of the sound quality in your videos is the top priority!</text:p>
          </table:table-cell>
          <table:table-cell office:value-type="string" table:style-name="ce1">
            <text:p>This is a great mic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o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Amazing! You're {so capable}! This deal'll bring {prosperity} to the village; and everyone will be {thrilled} to hear Monique is back in business!</text:p>
          </table:table-cell>
          <table:table-cell office:value-type="string" table:style-name="ce1">
            <text:p>Oh, I am glad to hear that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6" table:style-name="ce1">
            <text:p>146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However I watched a bunch of your {recent videos} and I have to say you have to work on {the sound}.</text:p>
          </table:table-cell>
          <table:table-cell office:value-type="string" table:style-name="ce1">
            <text:p>What do you mean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 no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think you need a {proper microphone} to record the sound. If you get one, I'll connect it for you.</text:p>
          </table:table-cell>
          <table:table-cell office:value-type="string" table:style-name="ce1">
            <text:p>Thank you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1" table:style-name="ce1">
            <text:p>101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Fine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Organiser-2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have {great news} for you! Since you did so well here, I've arranged for you to {go to Paris}!</text:p>
          </table:table-cell>
          <table:table-cell office:value-type="string" table:style-name="ce1">
            <text:p>Oh my god!!!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mortar&amp;pestle</text:p>
          </table:table-cell>
          <table:table-cell office:value-type="string" table:style-name="ce1">
            <text:p>plate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orry, I can't tell you more about this experiment</text:p>
          </table:table-cell>
          <table:table-cell office:value-type="string" table:style-name="ce1">
            <text:p>Thank you! This'll really help me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ow... Paris..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You'll be able to meet some of France's most {prominent chefs} and learn from them. Amazing, right?</text:p>
          </table:table-cell>
          <table:table-cell office:value-type="string" table:style-name="ce1">
            <text:p>AMAZING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ot bad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ut before you go, could you do your benefactor {one last favor}? I am doing a little experiment, so I need a {mortar with pestle} and a {plate}.</text:p>
          </table:table-cell>
          <table:table-cell office:value-type="string" table:style-name="ce1">
            <text:p>Sur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46" table:style-name="ce1">
            <text:p>146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m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organis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n't let me delay you any longer, it's your time to {conquer Paris}!</text:p>
          </table:table-cell>
          <table:table-cell office:value-type="string" table:style-name="ce1">
            <text:p>And I will!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"Conquer"? I don't think so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llo. So, you're *name*, food blogger, am I correct? It's nice to meet you. My name is Gabriel, I'm the {owner} of this restaurant.</text:p>
          </table:table-cell>
          <table:table-cell office:value-type="string" table:style-name="ce1">
            <text:p>Nice to meet you too.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cooking kit</text:p>
          </table:table-cell>
          <table:table-cell table:number-columns-repeated="3" table:style-name="ce1"/>
          <table:table-cell office:value-type="float" office:value="132" table:style-name="ce1">
            <text:p>13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ome administrative duties first</text:p>
          </table:table-cell>
          <table:table-cell office:value-type="string" table:style-name="ce1">
            <text:p>Great! You passed your first test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i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l, I received a word that you're interested in {learning} from us, especially from {Enzo}. That's an admirable goal.</text:p>
          </table:table-cell>
          <table:table-cell office:value-type="string" table:style-name="ce1">
            <text:p>Thank you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)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s it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3" table:style-name="ce1"/>
          <table:table-cell office:value-type="string" table:style-name="ce1">
            <text:p>: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'll gladly let you {intern here} for a bit, especially if you {advertise} us in your blog. But before you get to the kitchen...</text:p>
          </table:table-cell>
          <table:table-cell office:value-type="string" table:style-name="ce1">
            <text:p>Yes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3" table:style-name="ce1"/>
          <table:table-cell office:value-type="string" table:style-name="ce1">
            <text:p>^^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3" table:style-name="ce1"/>
          <table:table-cell office:value-type="string" table:style-name="ce1">
            <text:p>:(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 have a {tradition}: the new interns {work with me} for some time before they are allowed in the kitchen. So first get me some {pots and pans}.</text:p>
          </table:table-cell>
          <table:table-cell office:value-type="string" table:style-name="ce1">
            <text:p>Alright, I will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/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won't even ask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2" table:style-name="ce1"/>
          <table:table-cell office:value-type="string" table:style-name="ce1">
            <text:p>:'(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ongratulations, you passed your {first test}! A good intern should carry out tasks without asking questions.</text:p>
          </table:table-cell>
          <table:table-cell office:value-type="string" table:style-name="ce1">
            <text:p>That's right!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0" table:style-name="ce1">
            <text:p>11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strang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 -&gt; irritated</text:p>
          </table:table-cell>
          <table:table-cell office:value-type="string" table:style-name="ce1">
            <text:p>So now that you've shown your {determination}, let's proceed.. Wait... My {mustache} is crooked, isn't it?</text:p>
          </table:table-cell>
          <table:table-cell office:value-type="string" table:style-name="ce1">
            <text:p>It looks fine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moustache kit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We have to deal with this mustachtrophe, quickly!</text:p>
          </table:table-cell>
          <table:table-cell office:value-type="string" table:style-name="ce1">
            <text:p>Oh, thank you, now I can fix it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 bi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Merde! Is that {very bad}? Do you have a pocket mirror by any chance? I need to see!</text:p>
          </table:table-cell>
          <table:table-cell office:value-type="string" table:style-name="ce1">
            <text:p>Sorry, no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othing like tha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I don't have my mustache comb on me. Bring me a {mustache care kit}, please, I can't stand it when my mustache isn't in {perfect order}.</text:p>
          </table:table-cell>
          <table:table-cell office:value-type="string" table:style-name="ce1">
            <text:p>Okay, fin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37" table:style-name="ce1">
            <text:p>137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ever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Very good, *name*! You {passed tests} two and three. First, you've shown you're not that easy to take by surprise.</text:p>
          </table:table-cell>
          <table:table-cell office:value-type="string" table:style-name="ce1">
            <text:p>Ha-ha, so that was a test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14" table:style-name="ce1">
            <text:p>114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nd second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Secondly, you demonstrated that you're a {kind person} and you're ready to help even if it is not part of your job. Excellent!</text:p>
          </table:table-cell>
          <table:table-cell office:value-type="string" table:style-name="ce1">
            <text:p>Thank you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27" table:style-name="ce1">
            <text:p>127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re you sure it was a test?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Alright, enough with the tests! I just received extremely {exciting news}!</text:p>
          </table:table-cell>
          <table:table-cell office:value-type="string" table:style-name="ce1">
            <text:p>What is it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flower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his is a great occasion we have to prepare to!</text:p>
          </table:table-cell>
          <table:table-cell office:value-type="string" table:style-name="ce1">
            <text:p>Very good. Let me and the waiters handle the rest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ow exciting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An extremely famous {American actress} chose our restaurant for her dinner today. That shows how {great} our restaurant is!</text:p>
          </table:table-cell>
          <table:table-cell office:value-type="string" table:style-name="ce1">
            <text:p>Wow, that's hug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3" table:style-name="ce1">
            <text:p>123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though it'd be the Queen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We need to {decorate} before she arrives. Get me {flowers}, lots of flowers! It's extremely important, go go!</text:p>
          </table:table-cell>
          <table:table-cell office:value-type="string" table:style-name="ce1">
            <text:p>Understood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Gone, babe..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t's time for you to go to {the kitchen}! Ask Enzo if he needs anything. He's in charge of the main jewel of our restaurant - the food!</text:p>
          </table:table-cell>
          <table:table-cell office:value-type="string" table:style-name="ce1">
            <text:p>Oh, I'm so honored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36" table:style-name="ce1">
            <text:p>136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hope it's less hard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llo there! Nice to meet you, Gabriel told me a lot of {good things} about you, young lady. Welcome to my kitchen, the place where {magic} happens!</text:p>
          </table:table-cell>
          <table:table-cell office:value-type="string" table:style-name="ce1">
            <text:p>Real magic???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cutting board</text:p>
          </table:table-cell>
          <table:table-cell table:number-columns-repeated="3" table:style-name="ce1"/>
          <table:table-cell office:value-type="float" office:value="148" table:style-name="ce1">
            <text:p>14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lease, help me do my magic!</text:p>
          </table:table-cell>
          <table:table-cell office:value-type="string" table:style-name="ce1">
            <text:p>Très bien! Now we can begin to wiz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agic, huh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Real {magic}! A boring celery stick changes its texture, its taste, its flavor and becomes something different. Isn't that magic?</text:p>
          </table:table-cell>
          <table:table-cell office:value-type="string" table:style-name="ce1">
            <text:p>Yes, real culinary magic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9" table:style-name="ce1">
            <text:p>129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d rather you pulled it out of a ha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Unfortunately, we're not free from {evil magic} either. For example, my favorite {cutting board} just magically {disappeared}!</text:p>
          </table:table-cell>
          <table:table-cell office:value-type="string" table:style-name="ce1">
            <text:p>Oh my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6" table:style-name="ce1">
            <text:p>126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agically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really need it to cook the most {magnificent dinner} for our esteemed guests, so please, bring me a {new cutting board}, alrighty?</text:p>
          </table:table-cell>
          <table:table-cell office:value-type="string" table:style-name="ce1">
            <text:p>Yes, no problem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3" table:style-name="ce1">
            <text:p>133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ere's my magic wand?..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Oh, look at that! I stained my {snow-white apron}! What's happening to me? I've become sloppy! Am I growing {old}?</text:p>
          </table:table-cell>
          <table:table-cell office:value-type="string" table:style-name="ce1">
            <text:p>No-no, it can happen to anyone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toque</text:p>
          </table:table-cell>
          <table:table-cell office:value-type="string" table:style-name="ce1">
            <text:p>apron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I don't want to ruin the magic because of a stain!</text:p>
          </table:table-cell>
          <table:table-cell office:value-type="string" table:style-name="ce1">
            <text:p>Wonderful, thank you! Now there's no way I spoil anything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are you, 45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I can't work in a stained apron! I risk {spoiling the food} by a rogue aroma, or even spreading germs, oh gross!</text:p>
          </table:table-cell>
          <table:table-cell office:value-type="string" table:style-name="ce1">
            <text:p>That'd be bad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2" table:style-name="ce1">
            <text:p>112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Rogue aroma???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ease, get me a {new apron}, that's very important! And while you're at it, be so kind and get a {cap} as well.</text:p>
          </table:table-cell>
          <table:table-cell office:value-type="string" table:style-name="ce1">
            <text:p>Okay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ile I'm at it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*name*, I have an announcement to make: I officially take you as my {wizard apprentice}! So I'll teach you my secret recipe!</text:p>
          </table:table-cell>
          <table:table-cell office:value-type="string" table:style-name="ce1">
            <text:p>I can't wai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spices</text:p>
          </table:table-cell>
          <table:table-cell office:value-type="string" table:style-name="ce1">
            <text:p>soup kit</text:p>
          </table:table-cell>
          <table:table-cell table:number-columns-repeated="2" table:style-name="ce1"/>
          <table:table-cell office:value-type="float" office:value="124" table:style-name="ce1">
            <text:p>12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est Indian spices and the freshest beef bones - that's what I need!</text:p>
          </table:table-cell>
          <table:table-cell office:value-type="string" table:style-name="ce1">
            <text:p>Magnifique! Here's the recipe I promised you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pprentice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But first I need some {ingredients} of exceptional quality for the masterpiece I'm cooking today! Get me some {spices} and {bones} for the broth!</text:p>
          </table:table-cell>
          <table:table-cell office:value-type="string" table:style-name="ce1">
            <text:p>Just a moment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5" table:style-name="ce1">
            <text:p>145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First apprentice, now supplier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My apprentice, I am sorry to say, but we {have to part} now! {Gabriel} asked me to lend you to him, he needs some help.</text:p>
          </table:table-cell>
          <table:table-cell office:value-type="string" table:style-name="ce1">
            <text:p>If he needs my help, I'll help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ll be back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So, you met Enzo, right? You seemed somewhat overwhelmed. He's, how to put it, quite {effervescent} and it can be too much for some.</text:p>
          </table:table-cell>
          <table:table-cell office:value-type="string" table:style-name="ce1">
            <text:p>He's quite nice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puff</text:p>
          </table:table-cell>
          <table:table-cell office:value-type="string" table:style-name="ce1">
            <text:p>broom</text:p>
          </table:table-cell>
          <table:table-cell table:number-columns-repeated="2" table:style-name="ce1"/>
          <table:table-cell office:value-type="float" office:value="132" table:style-name="ce1">
            <text:p>1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 can see dust with my bare eyes!!!</text:p>
          </table:table-cell>
          <table:table-cell office:value-type="string" table:style-name="ce1">
            <text:p>Great, let's get cleaning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a way to put i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I am glad you find him pleasant, I've had {interns resigning} after just a few hours of his magic talk. He's a {good man}, though.</text:p>
          </table:table-cell>
          <table:table-cell office:value-type="string" table:style-name="ce1">
            <text:p>He's grea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0" table:style-name="ce1">
            <text:p>13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ey're weak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Enough of that! We have a lot to do. For example, we need to {clean up}, and we're {understaffed} for the moment.</text:p>
          </table:table-cell>
          <table:table-cell office:value-type="string" table:style-name="ce1">
            <text:p>Understaffed? Why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3" table:style-name="ce1">
            <text:p>113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? Understaffed!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irritated -&gt; normal</text:p>
          </table:table-cell>
          <table:table-cell office:value-type="string" table:style-name="ce1">
            <text:p>You know, sick leaves, maternity leaves, all these irritating things. Nonetheless, I need you to get some {cleaning utensils}, please.</text:p>
          </table:table-cell>
          <table:table-cell office:value-type="string" table:style-name="ce1">
            <text:p>Count on me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5" table:style-name="ce1">
            <text:p>135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fin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w that we're done cleaning, it's time to think about {our own appearances}, don't you think?</text:p>
          </table:table-cell>
          <table:table-cell office:value-type="string" table:style-name="ce1">
            <text:p>I suppose it is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wax and brush</text:p>
          </table:table-cell>
          <table:table-cell table:number-columns-repeated="3" table:style-name="ce1"/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on't underestimate the power of polished shoes!</text:p>
          </table:table-cell>
          <table:table-cell office:value-type="string" table:style-name="ce1">
            <text:p>Let it shine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look fine, you look fine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ll the waiters and kitchen staff should {look stunning} today, our reputation depends on it! Get me some {shoe was and a brush}!</text:p>
          </table:table-cell>
          <table:table-cell office:value-type="string" table:style-name="ce1">
            <text:p>Why, if you don't mind me asking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129" table:style-name="ce1">
            <text:p>129</text:p>
          </table:table-cell>
          <table:table-cell office:value-type="float" office:value="33" table:style-name="ce1">
            <text:p>3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uh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tatistics show that people pay lots of attention to the others' shoes, so we need to make sure all the {shoes} here {shine}!</text:p>
          </table:table-cell>
          <table:table-cell office:value-type="string" table:style-name="ce1">
            <text:p>Got it!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6" table:style-name="ce1">
            <text:p>126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trange statistic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 made the first step and made sure all the {shoes are polished}, but that's not it!</text:p>
          </table:table-cell>
          <table:table-cell office:value-type="string" table:style-name="ce1">
            <text:p>Of course it's no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apron</text:p>
          </table:table-cell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ne can't be too careful when it comes to whitness!</text:p>
          </table:table-cell>
          <table:table-cell office:value-type="string" table:style-name="ce1">
            <text:p>Parfait! So white it's almost blinding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s not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Just in case, I'd like to change all the {waiters' aprons} to perfectly clean new ones. The normal ones are clean too, but {not clean enough}!</text:p>
          </table:table-cell>
          <table:table-cell office:value-type="string" table:style-name="ce1">
            <text:p>The cleaner the better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2" table:style-name="ce1">
            <text:p>142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ite is white, no?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Please, {take care} of this. I still have to brief the waiters on how important today is for the future of this temple of food!</text:p>
          </table:table-cell>
          <table:table-cell office:value-type="string" table:style-name="ce1">
            <text:p>Yes, go ahead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27" table:style-name="ce1">
            <text:p>127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This is all I needed you to do for now, but I'm sure {Enzo} can't wait to see his apprentice again!</text:p>
          </table:table-cell>
          <table:table-cell office:value-type="string" table:style-name="ce1">
            <text:p>I'll go see him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have a bad feeling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ere comes my beloved {apprentice}! Did Gabriel make you run around a lot? Poor you!</text:p>
          </table:table-cell>
          <table:table-cell office:value-type="string" table:style-name="ce1">
            <text:p>It's fine, don't worry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hot sauce</text:p>
          </table:table-cell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lease, get me some hot sauce, I'm starving!</text:p>
          </table:table-cell>
          <table:table-cell office:value-type="string" table:style-name="ce1">
            <text:p>Oh, this smell, so good and appetizing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ll, yeah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Ha-ha, I'm afraid I'm no better! It's a {busy day} today, *name*, so we're all running around. I haven't even had time for {my lunch}!</text:p>
          </table:table-cell>
          <table:table-cell office:value-type="string" table:style-name="ce1">
            <text:p>You should ea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4" table:style-name="ce1">
            <text:p>134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eigher have I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Awful, being around all this food.. But I need {hot sauce} to eat, please, bring it, I {can't leave} the kitchen!</text:p>
          </table:table-cell>
          <table:table-cell office:value-type="string" table:style-name="ce1">
            <text:p>I'll be right back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ot sauce?..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Now I can eat my {hot-dogs}, finally! Thank you, I'd have had {starved} to death if not for you!</text:p>
          </table:table-cell>
          <table:table-cell office:value-type="string" table:style-name="ce1">
            <text:p>You eat hot-dogs for lunch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ot-dogs? You?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Well, we all have our {little weaknesses}, don't we? Besides, these hot-dogs are otherworldly!</text:p>
          </table:table-cell>
          <table:table-cell office:value-type="string" table:style-name="ce1">
            <text:p>You're funny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95" table:style-name="ce1">
            <text:p>95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're weird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6">
          <table:table-cell/>
          <table:table-cell office:value-type="string" table:style-name="ce1">
            <text:p>Chef-305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Oh my god, while we were out for lunch someone {broke into} the restaurant and {stole} my {cooking gear}!</text:p>
          </table:table-cell>
          <table:table-cell office:value-type="string" table:style-name="ce1">
            <text:p>What? Who? Why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cooking kit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5" table:style-name="ce1">
            <text:p>15</text:p>
          </table:table-cell>
          <table:table-cell office:value-type="string" table:style-name="ce4">
            <text:p/>
            <text:p>I knew Martine was evil, but I've never though her capable of something like that</text:p>
          </table:table-cell>
          <table:table-cell office:value-type="string" table:style-name="ce1">
            <text:p>My pans, my pots! What a relief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 no! How could it happen?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That must've been my {sworn enemy}, Chef {Martine} from the restaurant nearby, the evil witch!</text:p>
          </table:table-cell>
          <table:table-cell office:value-type="string" table:style-name="ce1">
            <text:p>What should we do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he seems to hold a grudge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concerned</text:p>
          </table:table-cell>
          <table:table-cell office:value-type="string" table:style-name="ce1">
            <text:p>Please, get me some {new pots}, pans and all that. Be swift, or we {risk to be late} with the dinner today! That's unacceptable!</text:p>
          </table:table-cell>
          <table:table-cell office:value-type="string" table:style-name="ce1">
            <text:p>Consider me back already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8" table:style-name="ce1">
            <text:p>128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am not sure I can make it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6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I can understand why they took my pans, but my {scissors}? How did they know I use them to {peel shrimp} and crayfish!?</text:p>
          </table:table-cell>
          <table:table-cell office:value-type="string" table:style-name="ce1">
            <text:p>That's strange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scissors</text:p>
          </table:table-cell>
          <table:table-cell table:number-columns-repeated="3" table:style-name="ce1"/>
          <table:table-cell office:value-type="float" office:value="120" table:style-name="ce1">
            <text:p>1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Were we cursed? It feels like someone suck out all my culinary magic!</text:p>
          </table:table-cell>
          <table:table-cell office:value-type="string" table:style-name="ce1">
            <text:p>Oh good, now I can deal with that shrimp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s common knowledge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It's not important who's to blame, though. I {need} those {scissors}, so, please, get them for me!!!</text:p>
          </table:table-cell>
          <table:table-cell office:value-type="string" table:style-name="ce1">
            <text:p>Yes, yes, don't panic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ere's no need to shou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I can't stop thinking it might've been an {inside job}! Who could've done this, we're all like family here....</text:p>
          </table:table-cell>
          <table:table-cell office:value-type="string" table:style-name="ce1">
            <text:p>You're overthinking that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1" table:style-name="ce1">
            <text:p>111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e closest ones are the wors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With this robbery and all I'm completely {stressed out}. Look: my hands are shaking! How am I to cook now?</text:p>
          </table:table-cell>
          <table:table-cell office:value-type="string" table:style-name="ce1">
            <text:p>Take a deep breath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headphones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 can't go to the kitchen and cook in this emotional state!</text:p>
          </table:table-cell>
          <table:table-cell office:value-type="string" table:style-name="ce1">
            <text:p>Oh, thank you. My music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am shaking all over too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I suppose some {music} could help me {relax}... I don't have my headphones on me today, though. Get me {headphones}, please.</text:p>
          </table:table-cell>
          <table:table-cell office:value-type="string" table:style-name="ce1">
            <text:p>I'll help, don't worry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4" table:style-name="ce1">
            <text:p>124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Me again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{calmed down} a little bit already, I think now I can get to the kitchen and start {preparing the dinner}, thank you.</text:p>
          </table:table-cell>
          <table:table-cell office:value-type="string" table:style-name="ce1">
            <text:p>You can do it!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20" table:style-name="ce1">
            <text:p>120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Just try not to cut yourself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7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table:style-name="ce1"/>
          <table:table-cell office:value-type="string" table:style-name="ce1">
            <text:p>This robbery is just {crazy business}. I couldn't even imagine someone will dare do something like that!</text:p>
          </table:table-cell>
          <table:table-cell office:value-type="string" table:style-name="ce1">
            <text:p>That's so strange!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box</text:p>
          </table:table-cell>
          <table:table-cell table:number-columns-repeated="3" table:style-name="ce1"/>
          <table:table-cell office:value-type="float" office:value="104" table:style-name="ce1">
            <text:p>10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Why rob someone at all if you just leave the mess?.</text:p>
          </table:table-cell>
          <table:table-cell office:value-type="string" table:style-name="ce1">
            <text:p>Oh great, now we can clean the mess up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Competition seems hursh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table:style-name="ce1"/>
          <table:table-cell office:value-type="string" table:style-name="ce1">
            <text:p>Fortunately {nothing else} is missing! The robbers made {quite a mess}, though. What were they looking for, I wonder.</text:p>
          </table:table-cell>
          <table:table-cell office:value-type="string" table:style-name="ce1">
            <text:p>I don't know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7" table:style-name="ce1">
            <text:p>117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Call the authorities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table:style-name="ce1"/>
          <table:table-cell office:value-type="string" table:style-name="ce1">
            <text:p>We {can't call the police}, what a pity! They'd make us close up for today, and that's not an option.</text:p>
          </table:table-cell>
          <table:table-cell office:value-type="string" table:style-name="ce1">
            <text:p>You're righ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2" table:style-name="ce1">
            <text:p>102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trange logic...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table:style-name="ce1"/>
          <table:table-cell office:value-type="string" table:style-name="ce1">
            <text:p>That's the {drawback} of our business. Enough about that. Could you bring me a {box} to clean up the mess?</text:p>
          </table:table-cell>
          <table:table-cell office:value-type="string" table:style-name="ce1">
            <text:p>If you need it, of course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7" table:style-name="ce1">
            <text:p>107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still think we need the police</text:p>
          </table:table-cell>
          <table:table-cell table:style-name="ce1"/>
          <table:table-cell office:value-type="string" table:style-name="ce1">
            <text:p>:/</text:p>
          </table:table-cell>
          <table:table-cell office:value-type="string" table:style-name="ce1">
            <text:p>dia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8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What the...! My {phone} broke down! Can you imagine?</text:p>
          </table:table-cell>
          <table:table-cell office:value-type="string" table:style-name="ce1">
            <text:p>Well, that happens a lot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new phone</text:p>
          </table:table-cell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king this call is my first priority!</text:p>
          </table:table-cell>
          <table:table-cell office:value-type="string" table:style-name="ce1">
            <text:p>Thank you, you saved us again.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Everything lets us down!</text:p>
          </table:table-cell>
          <table:table-cell table:style-name="ce1"/>
          <table:table-cell office:value-type="string" table:style-name="ce1">
            <text:p>:'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angry</text:p>
          </table:table-cell>
          <table:table-cell office:value-type="string" table:style-name="ce1">
            <text:p>That's just unacceptable, these modern {electronics} always {let you down} in the most crucial moment!</text:p>
          </table:table-cell>
          <table:table-cell office:value-type="string" table:style-name="ce1">
            <text:p>I'm sure we can fix it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3" table:style-name="ce1">
            <text:p>103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t's Murphy's law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irritated</text:p>
          </table:table-cell>
          <table:table-cell office:value-type="string" table:style-name="ce1">
            <text:p>There's {no time to fix} it even! Could you get me a {new phone}? I have to make an extremely important call!</text:p>
          </table:table-cell>
          <table:table-cell office:value-type="string" table:style-name="ce1">
            <text:p>Yes, sure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10" table:style-name="ce1">
            <text:p>11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 phone.. tricky!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w I'll be calling the {mayor's office}. We need {the Tower} to be all {shiny} and pretty earlier today for your guests!</text:p>
          </table:table-cell>
          <table:table-cell office:value-type="string" table:style-name="ce1">
            <text:p>You mean Eiffel Tower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21" table:style-name="ce1">
            <text:p>121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hat Tower are we talking about?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angry -&gt; normal</text:p>
          </table:table-cell>
          <table:table-cell office:value-type="string" table:style-name="ce1">
            <text:p>I mean the {Eiffel Tower}, of course! Oh, sorry, I'm a bit {on edge} with everything going on. Now let me make the call, please.</text:p>
          </table:table-cell>
          <table:table-cell office:value-type="string" table:style-name="ce1">
            <text:p>That's fine, don't worry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29" table:style-name="ce1">
            <text:p>129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Please, compose yourself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09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orry</text:p>
          </table:table-cell>
          <table:table-cell office:value-type="string" table:style-name="ce1">
            <text:p>I am sorry I {snapped at you} before, all this is quite {unnerving}. I know that as a manager I should be able to control myself better...</text:p>
          </table:table-cell>
          <table:table-cell office:value-type="string" table:style-name="ce1">
            <text:p>Don't worry about tha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tailcoat</text:p>
          </table:table-cell>
          <table:table-cell office:value-type="string" table:style-name="ce1">
            <text:p>bowtie</text:p>
          </table:table-cell>
          <table:table-cell table:number-columns-repeated="2" table:style-name="ce1"/>
          <table:table-cell office:value-type="float" office:value="138" table:style-name="ce1">
            <text:p>13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With all this fuss around I completely forgot about my suit!</text:p>
          </table:table-cell>
          <table:table-cell office:value-type="string" table:style-name="ce1">
            <text:p>Now I am ready, excellent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Just forget about tha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'm afraid I have to ask you to run a {couple more errands} for the restaurant. Is that alright?</text:p>
          </table:table-cell>
          <table:table-cell office:value-type="string" table:style-name="ce1">
            <text:p>Yes, I want to help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6" table:style-name="ce1">
            <text:p>96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ll, I guess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completely forgot to take my tuxedo from the cleaners, and they're closed now. Could you find me a {tuxedo}? Don't forget a bow-tie too.</text:p>
          </table:table-cell>
          <table:table-cell office:value-type="string" table:style-name="ce1">
            <text:p>A tuxedo? Not a problem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9" table:style-name="ce1">
            <text:p>139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 tuxedo? That's problematic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Manager-310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w, there's one last thing, and we're all ready. Will you take care of {name cards} to place on the tables? Make them {luxurious}, please.</text:p>
          </table:table-cell>
          <table:table-cell office:value-type="string" table:style-name="ce1">
            <text:p>Alright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guest card</text:p>
          </table:table-cell>
          <table:table-cell table:number-columns-repeated="3" table:style-name="ce1"/>
          <table:table-cell office:value-type="float" office:value="140" table:style-name="ce1">
            <text:p>14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is cards will be right in front of the guests' eyes, so they must be extremely gorgeous</text:p>
          </table:table-cell>
          <table:table-cell office:value-type="string" table:style-name="ce1">
            <text:p>That's it, merci beaucoup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Cards... cards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That's a {disaster}! A recipe of the {unique desert} we were planing to cook today have {disappeared}! That must've been the {thief}! We're ruined!</text:p>
          </table:table-cell>
          <table:table-cell office:value-type="string" table:style-name="ce1">
            <text:p>How could it happen?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47" table:style-name="ce1">
            <text:p>147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That's terrible news!</text:p>
          </table:table-cell>
          <table:table-cell table:style-name="ce1"/>
          <table:table-cell office:value-type="string" table:style-name="ce1">
            <text:p>:'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Excuse me, I {have the recipe} right here. I saw someone break into this restaurant, so I {chased them} and got this recipe back.</text:p>
          </table:table-cell>
          <table:table-cell office:value-type="string" table:style-name="ce1">
            <text:p>Wow!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29" table:style-name="ce1">
            <text:p>129</text:p>
          </table:table-cell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Hmm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That's amazing! You {saved us}, good sir, thank you so much! We're in your {debt}, how can we repay it?</text:p>
          </table:table-cell>
          <table:table-cell office:value-type="string" table:style-name="ce1">
            <text:p>...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Actually.. I am {opening} my own {little cafe} nearby. I winder if you could {help}, you have so much experience after all!</text:p>
          </table:table-cell>
          <table:table-cell office:value-type="string" table:style-name="ce1">
            <text:p>I'll help!</text:p>
          </table:table-cell>
          <table:table-cell table:style-name="ce1"/>
          <table:table-cell office:value-type="string" table:style-name="ce1">
            <text:p>^^</text:p>
          </table:table-cell>
          <table:table-cell table:number-columns-repeated="5" table:style-name="ce1"/>
          <table:table-cell office:value-type="float" office:value="124" table:style-name="ce1">
            <text:p>124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suppose that's on me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ouschef-30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ous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I am so happy you {agreed to help} me and even tasked one of your {interns} to assist me. I really don't deserve such kindness</text:p>
          </table:table-cell>
          <table:table-cell office:value-type="string" table:style-name="ce1">
            <text:p>...</text:p>
          </table:table-cell>
          <table:table-cell table:number-columns-repeated="3" table:style-name="ce1"/>
          <table:table-cell office:value-type="string" table:style-name="ce1">
            <text:p>cooking kit</text:p>
          </table:table-cell>
          <table:table-cell table:number-columns-repeated="3" table:style-name="ce1"/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rst to stock up the kitchen, right?</text:p>
          </table:table-cell>
          <table:table-cell office:value-type="string" table:style-name="ce1">
            <text:p>Are you reading my mind? That's exactly what I thought of!</text:p>
          </table:table-cell>
          <table:table-cell table:number-columns-repeated="16366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manager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No-no, don't say that. You {saved} us, literally, and we, as gentlemen, have to {repay you}. Besides, *name* {volunteered} herself.</text:p>
          </table:table-cell>
          <table:table-cell office:value-type="string" table:style-name="ce1">
            <text:p>I did indeed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5" table:style-name="ce1"/>
          <table:table-cell office:value-type="float" office:value="132" table:style-name="ce1">
            <text:p>132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Well, kind of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Thank you, *name*. I haven't introduced myself properly, I'm {Jules Beaufort}, an aspiring restaurateur. Nice to meet you.</text:p>
          </table:table-cell>
          <table:table-cell office:value-type="string" table:style-name="ce1">
            <text:p>Nice to meet you too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2" table:style-name="ce1">
            <text:p>122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Jules? I'll try to remember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nprmal</text:p>
          </table:table-cell>
          <table:table-cell office:value-type="string" table:style-name="ce1">
            <text:p>Shall we begin then? Could you first get me some {pots, pans and all this}? We need to stock up the kitchen!</text:p>
          </table:table-cell>
          <table:table-cell office:value-type="string" table:style-name="ce1">
            <text:p>No problem!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 sound unsure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ouschef-302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ouschef</text:p>
          </table:table-cell>
          <table:table-cell table:style-name="ce1"/>
          <table:table-cell office:value-type="string" table:style-name="ce1">
            <text:p>So, now that the kitchen is stocked, we need to take care of the {pastry stands}. It's gonna be just a small cafe, after all.</text:p>
          </table:table-cell>
          <table:table-cell office:value-type="string" table:style-name="ce1">
            <text:p>Small, but great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pastry stand</text:p>
          </table:table-cell>
          <table:table-cell table:number-columns-repeated="3" table:style-name="ce1"/>
          <table:table-cell office:value-type="float" office:value="126" table:style-name="ce1">
            <text:p>12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howcasing the deserts is very important for small cafes, right?</text:p>
          </table:table-cell>
          <table:table-cell office:value-type="string" table:style-name="ce1">
            <text:p>Tres bien! These are very pretty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tarting small, huh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1">
            <text:p>Nothing fancy yet. I am just starting, after all. One day I'll own the {best restaurant} in France, but not just yet.</text:p>
          </table:table-cell>
          <table:table-cell office:value-type="string" table:style-name="ce1">
            <text:p>You're ambitious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18" table:style-name="ce1">
            <text:p>118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Good luck with that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ouschef-303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ell, even if we're gonna be small, we still have to have {recognizable style}. That's what they taught me in the {business school}.</text:p>
          </table:table-cell>
          <table:table-cell office:value-type="string" table:style-name="ce1">
            <text:p>You went to a business school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fancy napkin</text:p>
          </table:table-cell>
          <table:table-cell table:number-columns-repeated="3" table:style-name="ce1"/>
          <table:table-cell office:value-type="float" office:value="132" table:style-name="ce1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We need to think of this cafe as of a brand from the very beginning</text:p>
          </table:table-cell>
          <table:table-cell office:value-type="string" table:style-name="ce1">
            <text:p>This is a very creative logo, thank you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Don't tell me you hold an MBA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at's right. I used to {work in consulting}, I am not even sure what I was doing there. One day I just snapped, bought this place and voila!</text:p>
          </table:table-cell>
          <table:table-cell office:value-type="string" table:style-name="ce1">
            <text:p>That's an inspiring story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1" table:style-name="ce1">
            <text:p>141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Shit happens...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at doesn't matter anymore, though! I'm a {restaurateur} now. As I said, we need a style. Let's start by getting some {napkins with our logo}.</text:p>
          </table:table-cell>
          <table:table-cell office:value-type="string" table:style-name="ce1">
            <text:p>Great idea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43" table:style-name="ce1">
            <text:p>143</text:p>
          </table:table-cell>
          <table:table-cell office:value-type="float" office:value="11" table:style-name="ce1">
            <text:p>11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apkins? Logo? Complicated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Souschef-304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 almost forgot about one other thing. We need {spices}, that what the baker I hired told me. Apparently, they're {used in baking}.</text:p>
          </table:table-cell>
          <table:table-cell office:value-type="string" table:style-name="ce1">
            <text:p>Didn't you know?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dislike</text:p>
          </table:table-cell>
          <table:table-cell office:value-type="string" table:style-name="ce1">
            <text:p>spices</text:p>
          </table:table-cell>
          <table:table-cell table:number-columns-repeated="3" table:style-name="ce1"/>
          <table:table-cell office:value-type="float" office:value="131" table:style-name="ce1">
            <text:p>13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 am not sure why exactly we need spices, but since we do, please get some</text:p>
          </table:table-cell>
          <table:table-cell office:value-type="string" table:style-name="ce1">
            <text:p>These actually have a very pleasant aroma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And you want to open a cafe?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dis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sous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Don't judge me, please. I might've always {loved food}, but I'm new to the culinary world. That's why I {count on you}.</text:p>
          </table:table-cell>
          <table:table-cell office:value-type="string" table:style-name="ce1">
            <text:p>Right, sorry, I'll be right back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32" table:style-name="ce1">
            <text:p>3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am still in doubt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after</text:p>
          </table:table-cell>
          <table:table-cell office:value-type="string" table:style-name="ce1">
            <text:p>sousche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hank you a lot. This is all for now. Besides, {Mr. Enzo} called and asked, I quote, his {favorite apprentice} to pay a {visit} to him.</text:p>
          </table:table-cell>
          <table:table-cell office:value-type="string" table:style-name="ce1">
            <text:p>Ha-ha! I'll go then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36" table:style-name="ce1">
            <text:p>136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Oh, not again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8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Congratulations, *name*! The {dinner} we all worked so hard to prepare was a {complete success}!</text:p>
          </table:table-cell>
          <table:table-cell office:value-type="string" table:style-name="ce1">
            <text:p>Congratulations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champagne</text:p>
          </table:table-cell>
          <table:table-cell table:number-columns-repeated="3" table:style-name="ce1"/>
          <table:table-cell office:value-type="float" office:value="97" table:style-name="ce1">
            <text:p>9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White magic won! Let's celebrate!</text:p>
          </table:table-cell>
          <table:table-cell office:value-type="string" table:style-name="ce1">
            <text:p>Oh wonderful! Cheers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Not that I've been present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ad -&gt; smiling</text:p>
          </table:table-cell>
          <table:table-cell office:value-type="string" table:style-name="ce1">
            <text:p>Oh, right, you didn't get to see the actress! I am so sorry, I bet you wanted to. Don't worry, you'll meet here, you're {so gifted}!</text:p>
          </table:table-cell>
          <table:table-cell office:value-type="string" table:style-name="ce1">
            <text:p>That's alright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32" table:style-name="ce1">
            <text:p>132</text:p>
          </table:table-cell>
          <table:table-cell office:value-type="float" office:value="14" table:style-name="ce1">
            <text:p>1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 am not that optimistic</text:p>
          </table:table-cell>
          <table:table-cell table:style-name="ce1"/>
          <table:table-cell office:value-type="string" table:style-name="ce1">
            <text:p>:/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We're celebrating here, so I wanted to {ask something} of you. Could you go get {champagne}?</text:p>
          </table:table-cell>
          <table:table-cell office:value-type="string" table:style-name="ce1">
            <text:p>Cool, champagne!</text:p>
          </table:table-cell>
          <table:table-cell table:style-name="ce1"/>
          <table:table-cell office:value-type="string" table:style-name="ce1">
            <text:p>:D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I'm turning into an errand girl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hef-309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Ho-ho-ho, I am so happy, so {uplifted}! This was a great {accomplishment} for this restaurant!</text:p>
          </table:table-cell>
          <table:table-cell office:value-type="string" table:style-name="ce1">
            <text:p>Are you alright?</text:p>
          </table:table-cell>
          <table:table-cell table:style-name="ce1"/>
          <table:table-cell office:value-type="string" table:style-name="ce1">
            <text:p>:)</text:p>
          </table:table-cell>
          <table:table-cell table:style-name="ce1"/>
          <table:table-cell office:value-type="string" table:style-name="ce1">
            <text:p>pastry stand</text:p>
          </table:table-cell>
          <table:table-cell office:value-type="string" table:style-name="ce1">
            <text:p>french bread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 love croissants!</text:p>
          </table:table-cell>
          <table:table-cell office:value-type="string" table:style-name="ce1">
            <text:p>Let's eat now!!! And here's a recipe for your great work!</text:p>
          </table:table-cell>
          <table:table-cell table:number-columns-repeated="16366"/>
        </table:table-row>
        <table:table-row table:style-name="ro3">
          <table:table-cell/>
          <table:table-cell table:number-columns-repeated="5" table:style-name="ce1"/>
          <table:table-cell office:value-type="string" table:style-name="ce1">
            <text:p>You're drunk</text:p>
          </table:table-cell>
          <table:table-cell table:style-name="ce1"/>
          <table:table-cell office:value-type="string" table:style-name="ce1">
            <text:p>:(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68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You're right, I might've head {too much champagne} on empty stomach. Could you bring me some {croissants}?</text:p>
          </table:table-cell>
          <table:table-cell office:value-type="string" table:style-name="ce1">
            <text:p>Yes, no problem</text:p>
          </table:table-cell>
          <table:table-cell table:style-name="ce1"/>
          <table:table-cell office:value-type="string" table:style-name="ce1">
            <text:p>^^</text:p>
          </table:table-cell>
          <table:table-cell office:value-type="string" table:style-name="ce1">
            <text:p>like</text:p>
          </table:table-cell>
          <table:table-cell table:number-columns-repeated="4" table:style-name="ce1"/>
          <table:table-cell office:value-type="float" office:value="107" table:style-name="ce1">
            <text:p>107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3">
          <table:table-cell table:number-columns-repeated="6" table:style-name="ce1"/>
          <table:table-cell office:value-type="string" table:style-name="ce1">
            <text:p>Oh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chef</text:p>
          </table:table-cell>
          <table:table-cell office:value-type="string" table:style-name="ce1">
            <text:p>smiling</text:p>
          </table:table-cell>
          <table:table-cell office:value-type="string" table:style-name="ce1">
            <text:p>Oh, wait a moment! Bring a {pastry stand} as well, I can't eat myself and not share with my {work family}!</text:p>
          </table:table-cell>
          <table:table-cell office:value-type="string" table:style-name="ce1">
            <text:p>That's right.</text:p>
          </table:table-cell>
          <table:table-cell table:style-name="ce1"/>
          <table:table-cell office:value-type="string" table:style-name="ce1">
            <text:p>:D</text:p>
          </table:table-cell>
          <table:table-cell table:number-columns-repeated="5" table:style-name="ce1"/>
          <table:table-cell office:value-type="float" office:value="107" table:style-name="ce1">
            <text:p>107</text:p>
          </table:table-cell>
          <table:table-cell office:value-type="float" office:value="13" table:style-name="ce1">
            <text:p>13</text:p>
          </table:table-cell>
          <table:table-cell table:number-columns-repeated="16368" table:style-name="ce1"/>
        </table:table-row>
        <table:table-row table:style-name="ro3">
          <table:table-cell table:number-columns-repeated="6" table:style-name="ce1"/>
          <table:table-cell office:value-type="string" table:style-name="ce1">
            <text:p>Maaan....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68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Chef-310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Oh, that was a {great celebration}! Don't you think?</text:p>
          </table:table-cell>
          <table:table-cell office:value-type="string" table:style-name="ce1">
            <text:p>Yes it is</text:p>
          </table:table-cell>
          <table:table-cell table:style-name="ce1"/>
          <table:table-cell office:value-type="string" table:style-name="ce1">
            <text:p>:)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napkin</text:p>
          </table:table-cell>
          <table:table-cell office:value-type="string" table:style-name="ce1">
            <text:p>broom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e need to clean up before Gabriel scolds us all to death.</text:p>
          </table:table-cell>
          <table:table-cell office:value-type="string" table:style-name="ce1">
            <text:p>Great timing, now we'll get cleaning</text:p>
          </table:table-cell>
          <table:table-cell table:number-columns-repeated="16366"/>
        </table:table-row>
        <table:table-row table:style-name="ro3">
          <table:table-cell table:number-columns-repeated="6" table:style-name="ce1"/>
          <table:table-cell office:value-type="string" table:style-name="ce1">
            <text:p>I haven't seen much</text:p>
          </table:table-cell>
          <table:table-cell table:style-name="ce1"/>
          <table:table-cell office:value-type="string" table:style-name="ce1">
            <text:p>:(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chef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We definitely need to repeat it some day. But this {place is a mess}. That's a good thing {Gabriel left} earlier, he'd have been furious...</text:p>
          </table:table-cell>
          <table:table-cell office:value-type="string" table:style-name="ce2">
            <text:p>Mess is easy to clean up</text:p>
          </table:table-cell>
          <table:table-cell table:style-name="ce3"/>
          <table:table-cell office:value-type="string" table:style-name="ce2">
            <text:p>^^</text:p>
          </table:table-cell>
          <table:table-cell office:value-type="string" table:style-name="ce3">
            <text:p>like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40" table:style-name="ce2">
            <text:p>140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And he'd have been right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We really need to {clean up}. It's a pity my wizardry doesn't work the way they write in books... So we need {napkins} and a {broom}. Please?</text:p>
          </table:table-cell>
          <table:table-cell office:value-type="string" table:style-name="ce2">
            <text:p>Fin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3"/>
          <table:table-cell office:value-type="float" office:value="141" table:style-name="ce2">
            <text:p>141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My life is pain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hef-311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*name*, come here for a second, I need to ask for your help again, but this time {it's a secret}.</text:p>
          </table:table-cell>
          <table:table-cell office:value-type="string" table:style-name="ce2">
            <text:p>Yes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first aid kit</text:p>
          </table:table-cell>
          <table:table-cell table:style-name="ce3"/>
          <table:table-cell table:style-name="ce2"/>
          <table:table-cell table:style-name="ce3"/>
          <table:table-cell office:value-type="float" office:value="97" table:style-name="ce2">
            <text:p>97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I can't watch my subjects suffer</text:p>
          </table:table-cell>
          <table:table-cell office:value-type="string" table:style-name="ce3">
            <text:p>First aid kit is here? Great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What now?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Well, some of my dear apprentices seem to have {had a bit too much} and they're not feeling very well. The young, always so enthusiastic!</text:p>
          </table:table-cell>
          <table:table-cell office:value-type="string" table:style-name="ce2">
            <text:p>I understand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2" table:style-name="ce3"/>
          <table:table-cell table:style-name="ce2"/>
          <table:table-cell table:style-name="ce3"/>
          <table:table-cell office:value-type="float" office:value="137" table:style-name="ce2">
            <text:p>137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Enthusiastic...</text:p>
          </table:table-cell>
          <table:table-cell table:style-name="ce3"/>
          <table:table-cell office:value-type="string" table:style-name="ce3">
            <text:p>:/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want to {get them something} from the, well, symptoms, but I don't want to put them in an {uncomfortable} position.</text:p>
          </table:table-cell>
          <table:table-cell office:value-type="string" table:style-name="ce2">
            <text:p>You're so kind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18" table:style-name="ce2">
            <text:p>118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They brough it on themselves</text:p>
          </table:table-cell>
          <table:table-cell table:style-name="ce3"/>
          <table:table-cell office:value-type="string" table:style-name="ce2">
            <text:p>:/</text:p>
          </table:table-cell>
          <table:table-cell office:value-type="string" table:style-name="ce3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o please, get me a {first aid kit}, just do it as discretely as possible. And {don't tell Gabriel} under any circumstances!</text:p>
          </table:table-cell>
          <table:table-cell office:value-type="string" table:style-name="ce3">
            <text:p>I won't</text:p>
          </table:table-cell>
          <table:table-cell table:style-name="ce3"/>
          <table:table-cell office:value-type="string" table:style-name="ce3">
            <text:p>:)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24" table:style-name="ce3">
            <text:p>124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chef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You're a real treasure, *name*! Do you know that? I hope you {succeed} in your {blogging}, even though I'm not quite sure what it is.</text:p>
          </table:table-cell>
          <table:table-cell office:value-type="string" table:style-name="ce2">
            <text:p>Thank you so much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table:number-columns-repeated="4" table:style-name="ce3"/>
          <table:table-cell office:value-type="float" office:value="134" table:style-name="ce2">
            <text:p>134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 wish it was that eas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Souschef-305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souschef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Oh, I am so glad I returned! I am {running off my feet} here! I beg you to lend me a hand! We're almost ready for the opening after all.</text:p>
          </table:table-cell>
          <table:table-cell office:value-type="string" table:style-name="ce2">
            <text:p>Why so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toque</text:p>
          </table:table-cell>
          <table:table-cell office:value-type="string" table:style-name="ce3">
            <text:p>apron</text:p>
          </table:table-cell>
          <table:table-cell table:number-columns-repeated="2" table:style-name="ce3"/>
          <table:table-cell office:value-type="float" office:value="136" table:style-name="ce2">
            <text:p>136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Please, help me, I'll teach you a recipe, I promise. Any apron will do!</text:p>
          </table:table-cell>
          <table:table-cell office:value-type="string" table:style-name="ce3">
            <text:p>Oh, thank goodness! And thank you of course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Really?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souschef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My patissiere says he can't work without {apron} and {toque}. I believe him, but I don't have any, and I don't have time.</text:p>
          </table:table-cell>
          <table:table-cell office:value-type="string" table:style-name="ce2">
            <text:p>I am busy too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21" table:style-name="ce2">
            <text:p>121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Not my problem, sorry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m a {businessman}, so I know how it works. If you help me, I'll {teach you a recipe} I learned from my father. It's French classics!</text:p>
          </table:table-cell>
          <table:table-cell office:value-type="string" table:style-name="ce2">
            <text:p>That's a deal!</text:p>
          </table:table-cell>
          <table:table-cell table:style-name="ce3"/>
          <table:table-cell office:value-type="string" table:style-name="ce2">
            <text:p>^^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135" table:style-name="ce2">
            <text:p>135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Fine, you get my help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Souschef-306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sous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Man, there's {so much to do} in order to open up a cafe! I was less busy working in consulting, and that was hell, believe me.</text:p>
          </table:table-cell>
          <table:table-cell office:value-type="string" table:style-name="ce2">
            <text:p>Must be tough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3">
            <text:p>like</text:p>
          </table:table-cell>
          <table:table-cell office:value-type="string" table:style-name="ce3">
            <text:p>eiffel tower</text:p>
          </table:table-cell>
          <table:table-cell office:value-type="string" table:style-name="ce3">
            <text:p>french flag</text:p>
          </table:table-cell>
          <table:table-cell table:number-columns-repeated="2" table:style-name="ce3"/>
          <table:table-cell office:value-type="float" office:value="126" table:style-name="ce2">
            <text:p>126</text:p>
          </table:table-cell>
          <table:table-cell office:value-type="float" office:value="13" table:style-name="ce2">
            <text:p>13</text:p>
          </table:table-cell>
          <table:table-cell office:value-type="string" table:style-name="ce3">
            <text:p>Eiffel tower and flags aren't too much? No, I think not..</text:p>
          </table:table-cell>
          <table:table-cell office:value-type="string" table:style-name="ce3">
            <text:p>I really appriciate this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What were you expecting?..</text:p>
          </table:table-cell>
          <table:table-cell table:style-name="ce3"/>
          <table:table-cell office:value-type="string" table:style-name="ce3">
            <text:p>:/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table:style-name="ce2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m so {grateful} to you. Even if you only do this to learn that recipe, you're really {saving me} right here.</text:p>
          </table:table-cell>
          <table:table-cell office:value-type="string" table:style-name="ce2">
            <text:p>I am actually glad to help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11" table:style-name="ce2">
            <text:p>111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Yes-yes, I get i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decided I need to {decorate} my cafe for the {tourists}. I calculate them to make up the majority of my future clientel.</text:p>
          </table:table-cell>
          <table:table-cell office:value-type="string" table:style-name="ce2">
            <text:p>That's a touristic place...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2" table:style-name="ce2">
            <text:p>122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So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 need an {Eiffel tower figurine} and a few {French flags}. Could you handle this, please?</text:p>
          </table:table-cell>
          <table:table-cell office:value-type="string" table:style-name="ce3">
            <text:p>Yes, I can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91" table:style-name="ce3">
            <text:p>91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5" table:style-name="ce2"/>
          <table:table-cell office:value-type="string" table:style-name="ce2">
            <text:p>As long as I am rewarded, sure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Souschef-307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souschef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Oh well, {everything is ready} for the opening night! This is gonna be something..</text:p>
          </table:table-cell>
          <table:table-cell office:value-type="string" table:style-name="ce2">
            <text:p>Why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champagne kit</text:p>
          </table:table-cell>
          <table:table-cell table:number-columns-repeated="3" table:style-name="ce3"/>
          <table:table-cell office:value-type="float" office:value="82" table:style-name="ce2">
            <text:p>82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Champagne is classy, so we need champagne</text:p>
          </table:table-cell>
          <table:table-cell office:value-type="string" table:style-name="ce3">
            <text:p>Splendid! You have great taste in wine, *name*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s it?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used {my connections} from the old job to invite some influential people in town, {writers}, {critics}, you know</text:p>
          </table:table-cell>
          <table:table-cell office:value-type="string" table:style-name="ce2">
            <text:p>Wow, cool!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14" table:style-name="ce2">
            <text:p>114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Connections are everything</text:p>
          </table:table-cell>
          <table:table-cell table:style-name="ce3"/>
          <table:table-cell office:value-type="string" table:style-name="ce3">
            <text:p>:/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I hope they give us {good reviews}. But I need to organize a {proper reception}. Could you help?</text:p>
          </table:table-cell>
          <table:table-cell office:value-type="string" table:style-name="ce2">
            <text:p>Sure, what do you need?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96" table:style-name="ce2">
            <text:p>96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Help how?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concerned</text:p>
          </table:table-cell>
          <table:table-cell office:value-type="string" table:style-name="ce3">
            <text:p>Great! Then first, please, get some {champagne} and {ice buckets} to serve it. This all should be as {classy} as possible.</text:p>
          </table:table-cell>
          <table:table-cell office:value-type="string" table:style-name="ce3">
            <text:p>I'll look for something great</text:p>
          </table:table-cell>
          <table:table-cell table:style-name="ce3"/>
          <table:table-cell office:value-type="string" table:style-name="ce3">
            <text:p>^^</text:p>
          </table:table-cell>
          <table:table-cell office:value-type="string" table:style-name="ce3">
            <text:p>like</text:p>
          </table:table-cell>
          <table:table-cell table:number-columns-repeated="4" table:style-name="ce3"/>
          <table:table-cell office:value-type="float" office:value="123" table:style-name="ce3">
            <text:p>123</text:p>
          </table:table-cell>
          <table:table-cell office:value-type="float" office:value="29" table:style-name="ce3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Classy, you say</text:p>
          </table:table-cell>
          <table:table-cell table:style-name="ce3"/>
          <table:table-cell office:value-type="string" table:style-name="ce2">
            <text:p>:/</text:p>
          </table:table-cell>
          <table:table-cell office:value-type="string" table:style-name="ce2">
            <text:p>like</text:p>
          </table:table-cell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Souschef-308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souschef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Congratulations, *name*, you and me {did a great job}! Basically, everything is ready to open.</text:p>
          </table:table-cell>
          <table:table-cell office:value-type="string" table:style-name="ce2">
            <text:p>That's wonderful!</text:p>
          </table:table-cell>
          <table:table-cell table:style-name="ce3"/>
          <table:table-cell office:value-type="string" table:style-name="ce2">
            <text:p>:D</text:p>
          </table:table-cell>
          <table:table-cell office:value-type="string" table:style-name="ce2">
            <text:p>like</text:p>
          </table:table-cell>
          <table:table-cell office:value-type="string" table:style-name="ce3">
            <text:p>tailcoat</text:p>
          </table:table-cell>
          <table:table-cell office:value-type="string" table:style-name="ce3">
            <text:p>bowtie</text:p>
          </table:table-cell>
          <table:table-cell table:number-columns-repeated="2" table:style-name="ce3"/>
          <table:table-cell office:value-type="float" office:value="95" table:style-name="ce2">
            <text:p>95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I just need to dress up and we get rolling!</text:p>
          </table:table-cell>
          <table:table-cell office:value-type="string" table:style-name="ce3">
            <text:p>This color matches my eyes, I suppose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Basically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souschef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One last thing: I really need to {dress up} for tonight, don't you think? I like my casual style, but this is a {classy event}.</text:p>
          </table:table-cell>
          <table:table-cell office:value-type="string" table:style-name="ce2">
            <text:p>You're right</text:p>
          </table:table-cell>
          <table:table-cell table:style-name="ce3"/>
          <table:table-cell office:value-type="string" table:style-name="ce2">
            <text:p>:)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127" table:style-name="ce2">
            <text:p>127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Obviously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2">
            <text:p>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Please, get me some fancy suit. I think a {tuxedo} will do best.</text:p>
          </table:table-cell>
          <table:table-cell office:value-type="string" table:style-name="ce3">
            <text:p>Well, alright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65" table:style-name="ce3">
            <text:p>65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You owe me already</text:p>
          </table:table-cell>
          <table:table-cell table:style-name="ce3"/>
          <table:table-cell office:value-type="string" table:style-name="ce2">
            <text:p>:(</text:p>
          </table:table-cell>
          <table:table-cell office:value-type="string" table:style-name="ce3">
            <text:p>dislike</text:p>
          </table:table-cell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souschef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Thank you a lot. I know I said that before, but I really don't know how I'd have {managed without you}.</text:p>
          </table:table-cell>
          <table:table-cell office:value-type="string" table:style-name="ce3">
            <text:p>No-no, it's nothing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04" table:style-name="ce3">
            <text:p>104</text:p>
          </table:table-cell>
          <table:table-cell office:value-type="float" office:value="19" table:style-name="ce3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I deserved tha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4"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 want to invite you to this {opening night} too. {Dress up} nicely and come join me.We're a friends, after all.</text:p>
          </table:table-cell>
          <table:table-cell office:value-type="string" table:style-name="ce2">
            <text:p>Sure we are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table:number-columns-repeated="4" table:style-name="ce3"/>
          <table:table-cell office:value-type="float" office:value="113" table:style-name="ce2">
            <text:p>113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Are we?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souschef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However, I must say, if you {mention} my humble establishment {in your blog}, I'll really appreciate it.</text:p>
          </table:table-cell>
          <table:table-cell office:value-type="string" table:style-name="ce2">
            <text:p>Anything for a friend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table:number-columns-repeated="4" table:style-name="ce3"/>
          <table:table-cell office:value-type="float" office:value="105" table:style-name="ce2">
            <text:p>105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So that's what it's about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1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Hello~ I know you! You're *name*, I've seen some of your videos! It's so nice to meet you in person!</text:p>
          </table:table-cell>
          <table:table-cell office:value-type="string" table:style-name="ce3">
            <text:p>It's a pleasure for me too</text:p>
          </table:table-cell>
          <table:table-cell table:style-name="ce3"/>
          <table:table-cell office:value-type="string" table:style-name="ce3">
            <text:p>:)</text:p>
          </table:table-cell>
          <table:table-cell table:style-name="ce3"/>
          <table:table-cell office:value-type="string" table:style-name="ce3">
            <text:p>tank top</text:p>
          </table:table-cell>
          <table:table-cell office:value-type="string" table:style-name="ce3">
            <text:p>jeans</text:p>
          </table:table-cell>
          <table:table-cell table:number-columns-repeated="2" table:style-name="ce3"/>
          <table:table-cell office:value-type="float" office:value="100" table:style-name="ce3">
            <text:p>100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If you wanna collab with me, get me an outfit!</text:p>
          </table:table-cell>
          <table:table-cell office:value-type="string" table:style-name="ce3">
            <text:p>Sweet!</text:p>
          </table:table-cell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Well, hello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So, what brings you here? Do you desire some professional advise from the SuperBianca? Or may be a collaboration?</text:p>
          </table:table-cell>
          <table:table-cell office:value-type="string" table:style-name="ce2">
            <text:p>Yes, I'd love to collab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3" table:style-name="ce3"/>
          <table:table-cell office:value-type="string" table:style-name="ce3">
            <text:p>:)</text:p>
          </table:table-cell>
          <table:table-cell table:style-name="ce3"/>
          <table:table-cell office:value-type="float" office:value="113" table:style-name="ce2">
            <text:p>113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I was told to collaborate..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3" table:style-name="ce3"/>
          <table:table-cell office:value-type="string" table:style-name="ce3">
            <text:p>:D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Cool! I'd love to collab with you! Your following isn't as big as mine, clearly, but that's even better.</text:p>
          </table:table-cell>
          <table:table-cell office:value-type="string" table:style-name="ce2">
            <text:p>One day I become as popular as you're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3"/>
          <table:table-cell table:number-columns-repeated="2" table:style-name="ce2"/>
          <table:table-cell office:value-type="string" table:style-name="ce3">
            <text:p>^^</text:p>
          </table:table-cell>
          <table:table-cell table:style-name="ce3"/>
          <table:table-cell office:value-type="float" office:value="104" table:style-name="ce2">
            <text:p>104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So that's charity for you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3" table:style-name="ce3"/>
          <table:table-cell office:value-type="string" table:style-name="ce3">
            <text:p>:(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Before we start, I need a new outfit! I'm sure you can handle this! Nothing special, just tank top and jeans for my cute'n'sexy look.</text:p>
          </table:table-cell>
          <table:table-cell office:value-type="string" table:style-name="ce2">
            <text:p>Yes, no problem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style-name="ce3"/>
          <table:table-cell table:style-name="ce2"/>
          <table:table-cell office:value-type="string" table:style-name="ce3">
            <text:p>:/</text:p>
          </table:table-cell>
          <table:table-cell table:style-name="ce3"/>
          <table:table-cell office:value-type="float" office:value="134" table:style-name="ce2">
            <text:p>134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ait, why am I doing it?..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2" table:style-name="ce3"/>
          <table:table-cell office:value-type="string" table:style-name="ce3">
            <text:p>:'(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Cool, great taste, *name*! Let's start! Just a quick selfie first!</text:p>
          </table:table-cell>
          <table:table-cell office:value-type="string" table:style-name="ce2">
            <text:p>Selfie time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66" table:style-name="ce2">
            <text:p>66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Oh man...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2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Have you seen how many likes our collab got? That's epic! I am so happy we did it, thank ya, bestie!</text:p>
          </table:table-cell>
          <table:table-cell office:value-type="string" table:style-name="ce2">
            <text:p>You called me bestie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office:value-type="string" table:style-name="ce3">
            <text:p>lemon juice</text:p>
          </table:table-cell>
          <table:table-cell table:number-columns-repeated="3" table:style-name="ce3"/>
          <table:table-cell office:value-type="float" office:value="100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string" table:style-name="ce3">
            <text:p>Friends help each other out, right?</text:p>
          </table:table-cell>
          <table:table-cell office:value-type="string" table:style-name="ce3">
            <text:p>Thank you so much, you're totally the best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Bestie?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Of course, we're friends now, right! So I'll share you my plans for the next video. Just don't tell anyone!</text:p>
          </table:table-cell>
          <table:table-cell office:value-type="string" table:style-name="ce2">
            <text:p>Of course I won't!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07" table:style-name="ce2">
            <text:p>107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No one cares anyway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'll make a post about lifehacks using lemon juice. Cool, eh? I researched it for a bit and the're so many ways to use lemon juice!</text:p>
          </table:table-cell>
          <table:table-cell office:value-type="string" table:style-name="ce2">
            <text:p>That's so interesting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31" table:style-name="ce2">
            <text:p>131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Riding the trend, aren't w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still need to finish my research, so could you be a pal and get me lots of lemon juice? Pretty please?</text:p>
          </table:table-cell>
          <table:table-cell office:value-type="string" table:style-name="ce2">
            <text:p>Sure, bestie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05" table:style-name="ce2">
            <text:p>105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hatever, "bestie"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style-name="ce2"/>
          <table:table-cell office:value-type="string" table:style-name="ce2">
            <text:p>after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Since we're friends now, I'll give you a friendly advice. There's this rick grandpa, he likes investing into social media personalities.</text:p>
          </table:table-cell>
          <table:table-cell office:value-type="string" table:style-name="ce2">
            <text:p>Really?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36" table:style-name="ce2">
            <text:p>136</text:p>
          </table:table-cell>
          <table:table-cell office:value-type="float" office:value="7" table:style-name="ce2">
            <text:p>7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So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dvise you to talk to him, he might be really helpful, if you're on his good side. His name is Giuseppe Serpico. Get in tough with him!</text:p>
          </table:table-cell>
          <table:table-cell office:value-type="string" table:style-name="ce2">
            <text:p>Thanks, that's a great advis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7" table:style-name="ce2">
            <text:p>137</text:p>
          </table:table-cell>
          <table:table-cell office:value-type="float" office:value="29" table:style-name="ce2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'll keep it in mind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3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crying</text:p>
          </table:table-cell>
          <table:table-cell office:value-type="string" table:style-name="ce3">
            <text:p>Whaaaa... That's so horrible! That jerk, how could he! Whaaaaa</text:p>
          </table:table-cell>
          <table:table-cell office:value-type="string" table:style-name="ce2">
            <text:p>What happened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fast-food</text:p>
          </table:table-cell>
          <table:table-cell table:number-columns-repeated="3" table:style-name="ce3"/>
          <table:table-cell office:value-type="float" office:value="62" table:style-name="ce2">
            <text:p>62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Only food can soothe my pain.</text:p>
          </table:table-cell>
          <table:table-cell office:value-type="string" table:style-name="ce3">
            <text:p>I'll eat until I die.</text:p>
          </table:table-cell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You've got a hate comment?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crying</text:p>
          </table:table-cell>
          <table:table-cell office:value-type="string" table:style-name="ce3">
            <text:p>My boyfriend Antonio dumped me! We were so happy, everything was going great and now that. he stabbed me in the baaack!</text:p>
          </table:table-cell>
          <table:table-cell office:value-type="string" table:style-name="ce2">
            <text:p>Oh my gosh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19" table:style-name="ce2">
            <text:p>119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That's so awful</text:p>
          </table:table-cell>
          <table:table-cell table:style-name="ce3"/>
          <table:table-cell office:value-type="string" table:style-name="ce3">
            <text:p>:'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crying</text:p>
          </table:table-cell>
          <table:table-cell office:value-type="string" table:style-name="ce2">
            <text:p>I can't stop crying! I am so heartbroken. And hungry, I'm always hungry when I'm sad. Get me some fast-food please, to drown my sorrows!</text:p>
          </table:table-cell>
          <table:table-cell office:value-type="string" table:style-name="ce2">
            <text:p>Yes, yes, I'll be right back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3" table:style-name="ce2"/>
          <table:table-cell table:number-columns-repeated="2" table:style-name="ce3"/>
          <table:table-cell office:value-type="float" office:value="136" table:style-name="ce2">
            <text:p>136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hat's an awful habi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1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So, you must be *name*? Your manager contacted me. What a strange individual, you have to fire him.</text:p>
          </table:table-cell>
          <table:table-cell office:value-type="string" table:style-name="ce2">
            <text:p>I like him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book</text:p>
          </table:table-cell>
          <table:table-cell table:number-columns-repeated="3" table:style-name="ce3"/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I am waiting.</text:p>
          </table:table-cell>
          <table:table-cell office:value-type="string" table:style-name="ce3">
            <text:p>Not bad, you've got all the books.</text:p>
          </table:table-cell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It's none of your business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'm just giving you a piece of advice. It's your call, of course. You'd only benefit from such a step, though.</text:p>
          </table:table-cell>
          <table:table-cell office:value-type="string" table:style-name="ce2">
            <text:p>I'll think about i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11" table:style-name="ce2">
            <text:p>111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You were heard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 want my support, right?. I have a certain repute, so the likes of you flock to me a lot. I'll put it simple: I like you - I help you.</text:p>
          </table:table-cell>
          <table:table-cell office:value-type="string" table:style-name="ce2">
            <text:p>How can I achieve that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38" table:style-name="ce2">
            <text:p>138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m working on a project these days, and for it I need a few books. Bring them to me, and we'll talk.</text:p>
          </table:table-cell>
          <table:table-cell office:value-type="string" table:style-name="ce2">
            <text:p>I'll do it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104" table:style-name="ce2">
            <text:p>104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 guess I shouldn't ask..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2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're industrious. I find it to be a desirable trait. Let's strike a deal, shall we?</text:p>
          </table:table-cell>
          <table:table-cell office:value-type="string" table:style-name="ce2">
            <text:p>What deal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86" table:style-name="ce2">
            <text:p>86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Let's hear it ou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 help me with my work, I support you. If you meet my expectations I'll even share a few special Italian recipes from my vast collection.</text:p>
          </table:table-cell>
          <table:table-cell office:value-type="string" table:style-name="ce2">
            <text:p>Sounds fair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40" table:style-name="ce2">
            <text:p>14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'm sold into slavery again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2">
            <text:p>Don-402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're still here, so, I assume, you haven't given up yet. That's admirable. I'll explain to you what we're doing here than.</text:p>
          </table:table-cell>
          <table:table-cell office:value-type="string" table:style-name="ce2">
            <text:p>I'm all ears!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2">
            <text:p>wrist pillow</text:p>
          </table:table-cell>
          <table:table-cell office:value-type="string" table:style-name="ce3">
            <text:p>paper knife</text:p>
          </table:table-cell>
          <table:table-cell table:number-columns-repeated="2" table:style-name="ce3"/>
          <table:table-cell office:value-type="float" office:value="124" table:style-name="ce2">
            <text:p>12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Be pleased I don't make you do all this paperwork.</text:p>
          </table:table-cell>
          <table:table-cell office:value-type="string" table:style-name="ce2">
            <text:p>This pillow is rather soft..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f it's neccessary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am on a board of a Venetian History Preservation Committee, we aim at preserving local historic places be it sights, shops or parks.</text:p>
          </table:table-cell>
          <table:table-cell office:value-type="string" table:style-name="ce2">
            <text:p>Great goals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table:number-columns-repeated="4" table:style-name="ce3"/>
          <table:table-cell office:value-type="float" office:value="134" table:style-name="ce2">
            <text:p>134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hat's obvious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hese days we're working on restoring the island of Burano to it's former glory. For now it's mostly paperwork.</text:p>
          </table:table-cell>
          <table:table-cell office:value-type="string" table:style-name="ce2">
            <text:p>Not too hard then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12" table:style-name="ce2">
            <text:p>112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Boring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Doing paperwork is not as easy as you might think. I'd really appropriate it if you bring me a writ pillow, I have arthritis.</text:p>
          </table:table-cell>
          <table:table-cell office:value-type="string" table:style-name="ce3">
            <text:p>I get it.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25" table:style-name="ce3">
            <text:p>125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Fine, fin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That's a pleasure doing business with you. I am stating to think I just might recommend you to another organization I'm a part of.</text:p>
          </table:table-cell>
          <table:table-cell office:value-type="string" table:style-name="ce2">
            <text:p>What organization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1" table:style-name="ce2">
            <text:p>131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hat for?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This isn't relevant right now. First I have to be certain about you.</text:p>
          </table:table-cell>
          <table:table-cell office:value-type="string" table:style-name="ce2">
            <text:p>Alright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69" table:style-name="ce2">
            <text:p>69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2">
            <text:p>Don-403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I have a question to ask of you. Why are people so unintelligent, stubborn and selfish? Not me and you, of course, but the majority.</text:p>
          </table:table-cell>
          <table:table-cell office:value-type="string" table:style-name="ce2">
            <text:p>They're not..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2">
            <text:p>paint</text:p>
          </table:table-cell>
          <table:table-cell table:number-columns-repeated="3" table:style-name="ce3"/>
          <table:table-cell office:value-type="float" office:value="133" table:style-name="ce2">
            <text:p>13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If they want paint - we'll get them paint.</text:p>
          </table:table-cell>
          <table:table-cell office:value-type="string" table:style-name="ce2">
            <text:p>That's just enough paint to persuade them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wonder myself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Let's consider an example: we urge the city authorities to restore Burano before it's too late, and what do they say?</text:p>
          </table:table-cell>
          <table:table-cell office:value-type="string" table:style-name="ce2">
            <text:p>What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17" table:style-name="ce2">
            <text:p>117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can guess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They say, they don't have enough paint! We offer them a helping hand and that how they repay us. Well. we'll get them paint. You will.</text:p>
          </table:table-cell>
          <table:table-cell office:value-type="string" table:style-name="ce2">
            <text:p>I will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5" table:style-name="ce2">
            <text:p>135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Me?..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2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hat was enough for now. Go attend to any other business your have, film a vlog, for example. I shall continue the battle for Burano.</text:p>
          </table:table-cell>
          <table:table-cell office:value-type="string" table:style-name="ce2">
            <text:p>And you'll win it!</text:p>
          </table:table-cell>
          <table:table-cell table:style-name="ce3"/>
          <table:table-cell office:value-type="string" table:style-name="ce2">
            <text:p>^^</text:p>
          </table:table-cell>
          <table:table-cell table:number-columns-repeated="5" table:style-name="ce3"/>
          <table:table-cell office:value-type="float" office:value="134" table:style-name="ce2">
            <text:p>134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Finall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2">
            <text:p>Celeb-404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sad</text:p>
          </table:table-cell>
          <table:table-cell office:value-type="string" table:style-name="ce2">
            <text:p>I am still feeling horrible, but now I also have indigestion, I think. How could Antonio abandon me!?</text:p>
          </table:table-cell>
          <table:table-cell office:value-type="string" table:style-name="ce2">
            <text:p>He must've had his reasons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2">
            <text:p>diary</text:p>
          </table:table-cell>
          <table:table-cell table:number-columns-repeated="2" table:style-name="ce2"/>
          <table:table-cell table:style-name="ce3"/>
          <table:table-cell office:value-type="float" office:value="101" table:style-name="ce2">
            <text:p>10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I need to spill my feeling onto the paper, that what that article said</text:p>
          </table:table-cell>
          <table:table-cell office:value-type="string" table:style-name="ce2">
            <text:p>I'll start writing now, sob</text:p>
          </table:table-cell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He's a jerk, that's wh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sad</text:p>
          </table:table-cell>
          <table:table-cell office:value-type="string" table:style-name="ce2">
            <text:p>I watched a video ones... it said that writing stuff down can help deal with a trauma. This is a trauma, right?</text:p>
          </table:table-cell>
          <table:table-cell office:value-type="string" table:style-name="ce2">
            <text:p>Definitely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f you take a broad definition...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sad</text:p>
          </table:table-cell>
          <table:table-cell office:value-type="string" table:style-name="ce2">
            <text:p>I knew it. Then please, bring me some kind of diary or something. You'll totally save me with that!</text:p>
          </table:table-cell>
          <table:table-cell office:value-type="string" table:style-name="ce2">
            <text:p>Yes, of course, just don't cry again</text:p>
          </table:table-cell>
          <table:table-cell table:style-name="ce3"/>
          <table:table-cell office:value-type="string" table:style-name="ce2">
            <text:p>^^</text:p>
          </table:table-cell>
          <table:table-cell table:number-columns-repeated="5" table:style-name="ce3"/>
          <table:table-cell office:value-type="float" office:value="99" table:style-name="ce2">
            <text:p>99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ho's gonna save me?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2">
            <text:p>Celeb-405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sad</text:p>
          </table:table-cell>
          <table:table-cell office:value-type="string" table:style-name="ce2">
            <text:p>This method helped, I suppose. I feel a little bit better. I can get back to work!</text:p>
          </table:table-cell>
          <table:table-cell office:value-type="string" table:style-name="ce2">
            <text:p>Good idea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office:value-type="string" table:style-name="ce2">
            <text:p>teddy bear</text:p>
          </table:table-cell>
          <table:table-cell table:style-name="ce2"/>
          <table:table-cell table:number-columns-repeated="2" table:style-name="ce3"/>
          <table:table-cell office:value-type="float" office:value="82" table:style-name="ce2">
            <text:p>8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'll be making the scene while you're looking for a bear</text:p>
          </table:table-cell>
          <table:table-cell office:value-type="string" table:style-name="ce2">
            <text:p>What a cute little teddy bear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ork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know you understand how hard it be to be an internet celebrity! I need to take great photos everyday, check my comments and all</text:p>
          </table:table-cell>
          <table:table-cell office:value-type="string" table:style-name="ce2">
            <text:p>Yes, I do the same!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0" table:style-name="ce2">
            <text:p>13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Yes, such a pain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oday I'll write about my breakup. I hope my follower support me and send me all the good vibes.</text:p>
          </table:table-cell>
          <table:table-cell office:value-type="string" table:style-name="ce2">
            <text:p>I'll send you good vibes too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96" table:style-name="ce2">
            <text:p>96</text:p>
          </table:table-cell>
          <table:table-cell office:value-type="float" office:value="29" table:style-name="ce2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You wish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I have a concept of the photo in my head already, but I need a teddy bear for this picture. Could you find one for me?</text:p>
          </table:table-cell>
          <table:table-cell office:value-type="string" table:style-name="ce2">
            <text:p>No problem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119" table:style-name="ce2">
            <text:p>119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could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style-name="ce2"/>
          <table:table-cell office:value-type="string" table:style-name="ce2">
            <text:p>after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'll make a photo of me with a teddy bear, face all red, but not puffy or anything, and some of his clothes on the sofa by me. Not bad, huh?</text:p>
          </table:table-cell>
          <table:table-cell office:value-type="string" table:style-name="ce2">
            <text:p>Very artistic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40" table:style-name="ce2">
            <text:p>14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don't get it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6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One of my followers gave me an idea! I can write this jerk a letter. It's like what I wrote in the diary, but he'll read it too!</text:p>
          </table:table-cell>
          <table:table-cell office:value-type="string" table:style-name="ce2">
            <text:p>Excellent idea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2"/>
          <table:table-cell office:value-type="string" table:style-name="ce3">
            <text:p>envelope</text:p>
          </table:table-cell>
          <table:table-cell office:value-type="string" table:style-name="ce3">
            <text:p>pen</text:p>
          </table:table-cell>
          <table:table-cell office:value-type="string" table:style-name="ce3">
            <text:p>paper</text:p>
          </table:table-cell>
          <table:table-cell table:style-name="ce3"/>
          <table:table-cell office:value-type="float" office:value="128" table:style-name="ce2">
            <text:p>128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Did you get it already? I am dying to write down all I think!</text:p>
          </table:table-cell>
          <table:table-cell office:value-type="string" table:style-name="ce3">
            <text:p>Now he'll now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Might as well work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table:style-name="ce2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Could you be my messenger? I'd have made you a messenger of love, but it seems the only thing on menu today is hate, ha-ha</text:p>
          </table:table-cell>
          <table:table-cell office:value-type="string" table:style-name="ce2">
            <text:p>I'm glad you're joking already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2" table:style-name="ce2">
            <text:p>122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Ha-ha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rst, I'd need a pen, an envelope and some paper. You'll get it all, right?</text:p>
          </table:table-cell>
          <table:table-cell office:value-type="string" table:style-name="ce3">
            <text:p>Why not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77" table:style-name="ce3">
            <text:p>77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Whatever already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angry</text:p>
          </table:table-cell>
          <table:table-cell office:value-type="string" table:style-name="ce2">
            <text:p>Take this letter and give it to Antonio! Make him read it even if you have to tie him down to do so!</text:p>
          </table:table-cell>
          <table:table-cell office:value-type="string" table:style-name="ce2">
            <text:p>I'll do all I can, I promise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2"/>
          <table:table-cell table:number-columns-repeated="4" table:style-name="ce3"/>
          <table:table-cell office:value-type="float" office:value="101" table:style-name="ce2">
            <text:p>101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How do you imagine that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1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Who're you? Do I know you? Do you need something?</text:p>
          </table:table-cell>
          <table:table-cell office:value-type="string" table:style-name="ce2">
            <text:p>Here's a letter from Bianca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pen</text:p>
          </table:table-cell>
          <table:table-cell office:value-type="string" table:style-name="ce3">
            <text:p>folder</text:p>
          </table:table-cell>
          <table:table-cell table:number-columns-repeated="2" table:style-name="ce3"/>
          <table:table-cell office:value-type="float" office:value="49" table:style-name="ce2">
            <text:p>49</text:p>
          </table:table-cell>
          <table:table-cell office:value-type="float" office:value="27" table:style-name="ce2">
            <text:p>27</text:p>
          </table:table-cell>
          <table:table-cell office:value-type="string" table:style-name="ce3">
            <text:p>You took the deal, so why're you here?</text:p>
          </table:table-cell>
          <table:table-cell office:value-type="string" table:style-name="ce3">
            <text:p>Alright, give me this letter.</text:p>
          </table:table-cell>
          <table:table-cell table:number-columns-repeated="16366"/>
        </table:table-row>
        <table:table-row table:style-name="ro3">
          <table:table-cell table:number-columns-repeated="14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From Bianca, you say? No way, I don't want to have any business with her ever again, she's crazy!</text:p>
          </table:table-cell>
          <table:table-cell office:value-type="string" table:style-name="ce2">
            <text:p>Please, take a look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97" table:style-name="ce2">
            <text:p>97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'm not going anywhere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It seems you plan on harassing me until I give in. Alright, here's the deal: you get me paper and a document folder, and we talk.</text:p>
          </table:table-cell>
          <table:table-cell office:value-type="string" table:style-name="ce2">
            <text:p>Deal!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0" table:style-name="ce2">
            <text:p>130</text:p>
          </table:table-cell>
          <table:table-cell office:value-type="float" office:value="5" table:style-name="ce2">
            <text:p>5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hat a strange reques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2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I opened this letter and that's more like a novel in there! I counted five pages. I never though Bianca knew how to handwrite!</text:p>
          </table:table-cell>
          <table:table-cell office:value-type="string" table:style-name="ce2">
            <text:p>You're too harsh to her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fancy dinner</text:p>
          </table:table-cell>
          <table:table-cell table:number-columns-repeated="3" table:style-name="ce3"/>
          <table:table-cell office:value-type="float" office:value="127" table:style-name="ce2">
            <text:p>127</text:p>
          </table:table-cell>
          <table:table-cell office:value-type="float" office:value="23" table:style-name="ce2">
            <text:p>23</text:p>
          </table:table-cell>
          <table:table-cell office:value-type="string" table:style-name="ce3">
            <text:p>Poison, if ingested after a substantial meal, might have lesser effect on the body.</text:p>
          </table:table-cell>
          <table:table-cell office:value-type="string" table:style-name="ce3">
            <text:p>Fine, let's read this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Me neither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I'm not ready to dive into this longread, full of poison for sure, on empty stomach. If you want me to read it, get me something to eat.</text:p>
          </table:table-cell>
          <table:table-cell office:value-type="string" table:style-name="ce2">
            <text:p>I know what you mean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table:number-columns-repeated="2" table:style-name="ce2"/>
          <table:table-cell table:number-columns-repeated="2" table:style-name="ce3"/>
          <table:table-cell office:value-type="float" office:value="137" table:style-name="ce2">
            <text:p>137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Bianca was right about you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3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Well, I read Bianca's letter. As I suspected it consists of lines and lines of explaining to me what a jerk I am for dumping her.</text:p>
          </table:table-cell>
          <table:table-cell office:value-type="string" table:style-name="ce2">
            <text:p>She didn't mean it that way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lamp</text:p>
          </table:table-cell>
          <table:table-cell office:value-type="string" table:style-name="ce3">
            <text:p>pen</text:p>
          </table:table-cell>
          <table:table-cell office:value-type="string" table:style-name="ce3">
            <text:p>paper</text:p>
          </table:table-cell>
          <table:table-cell table:style-name="ce3"/>
          <table:table-cell office:value-type="float" office:value="129" table:style-name="ce2">
            <text:p>129</text:p>
          </table:table-cell>
          <table:table-cell office:value-type="float" office:value="27" table:style-name="ce2">
            <text:p>27</text:p>
          </table:table-cell>
          <table:table-cell office:value-type="string" table:style-name="ce3">
            <text:p>You're the interested party here, so go get me writing utensils and a table-top lamp.</text:p>
          </table:table-cell>
          <table:table-cell office:value-type="string" table:style-name="ce3">
            <text:p>Now I'll be writing my response.</text:p>
          </table:table-cell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I'm glad you got the message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There's nothing on her social media addiction that caused it, though. Can you imagine? I think she's still in denial...</text:p>
          </table:table-cell>
          <table:table-cell office:value-type="string" table:style-name="ce2">
            <text:p>I don't think she's addicted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20" table:style-name="ce2">
            <text:p>120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I noticed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business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Anyway, I decided to answer her with a letter too. But only if you get me everything I need for that.</text:p>
          </table:table-cell>
          <table:table-cell office:value-type="string" table:style-name="ce2">
            <text:p>Alrigh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2" table:style-name="ce2">
            <text:p>102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I'm doing it for her onl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4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irritated</text:p>
          </table:table-cell>
          <table:table-cell office:value-type="string" table:style-name="ce3">
            <text:p>I planned to give you the letter, but then I opened my /instabook/ and what do I see? This picture she took to commemorate out breakup!</text:p>
          </table:table-cell>
          <table:table-cell office:value-type="string" table:style-name="ce2">
            <text:p>That's her way to cop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jeans</text:p>
          </table:table-cell>
          <table:table-cell office:value-type="string" table:style-name="ce3">
            <text:p>watch</text:p>
          </table:table-cell>
          <table:table-cell table:number-columns-repeated="2" table:style-name="ce3"/>
          <table:table-cell office:value-type="float" office:value="135" table:style-name="ce2">
            <text:p>135</text:p>
          </table:table-cell>
          <table:table-cell office:value-type="float" office:value="22" table:style-name="ce2">
            <text:p>22</text:p>
          </table:table-cell>
          <table:table-cell office:value-type="string" table:style-name="ce3">
            <text:p>I need to replace the clothing I left at Bianca's</text:p>
          </table:table-cell>
          <table:table-cell office:value-type="string" table:style-name="ce3">
            <text:p>Alright, here's the letter, go give it to Bianca, if that's what you wanted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That was weird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This is exactly what I mean, she can't stop sharing her private life with everyone out there and that means my private life too!</text:p>
          </table:table-cell>
          <table:table-cell office:value-type="string" table:style-name="ce2">
            <text:p>It's her job, though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2" table:style-name="ce2"/>
          <table:table-cell table:number-columns-repeated="3" table:style-name="ce3"/>
          <table:table-cell office:value-type="float" office:value="128" table:style-name="ce2">
            <text:p>128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hate that kinda thing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business</text:p>
          </table:table-cell>
          <table:table-cell office:value-type="string" table:style-name="ce2">
            <text:p>irritated</text:p>
          </table:table-cell>
          <table:table-cell office:value-type="string" table:style-name="ce2">
            <text:p>Here, even in this picture, my jeans, my shirt! That's just unacceptable. And it also reminds me that I left lots of stuff at her place..</text:p>
          </table:table-cell>
          <table:table-cell office:value-type="string" table:style-name="ce2">
            <text:p>You're overreakting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37" table:style-name="ce2">
            <text:p>137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otally unacceptabl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business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suppose since you want this letter to get to Bianca, you won't mind getting me new jeans and new watch?</text:p>
          </table:table-cell>
          <table:table-cell office:value-type="string" table:style-name="ce2">
            <text:p>Fin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06" table:style-name="ce2">
            <text:p>106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Manipulator!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7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angry</text:p>
          </table:table-cell>
          <table:table-cell office:value-type="string" table:style-name="ce3">
            <text:p>Look at this! He writes that I have a social media addictions and that's what ruined our relationship. Rubbish!</text:p>
          </table:table-cell>
          <table:table-cell office:value-type="string" table:style-name="ce2">
            <text:p>Rubbish indeed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office:value-type="string" table:style-name="ce3">
            <text:p>elvelope</text:p>
          </table:table-cell>
          <table:table-cell office:value-type="string" table:style-name="ce3">
            <text:p>paper</text:p>
          </table:table-cell>
          <table:table-cell office:value-type="string" table:style-name="ce3">
            <text:p>pen</text:p>
          </table:table-cell>
          <table:table-cell table:style-name="ce3"/>
          <table:table-cell office:value-type="float" office:value="111" table:style-name="ce2">
            <text:p>111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Taking this weekly picture is really important for my rating!</text:p>
          </table:table-cell>
          <table:table-cell office:value-type="string" table:style-name="ce3">
            <text:p>Oh good, I might still be on time with the photo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Are you sure?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angry-&gt;concerned</text:p>
          </table:table-cell>
          <table:table-cell office:value-type="string" table:style-name="ce2">
            <text:p>I don't have no addiction. Oh, wait, it's the day I have to make my weekly gondola photo! I've almost forgot, crap!</text:p>
          </table:table-cell>
          <table:table-cell office:value-type="string" table:style-name="ce2">
            <text:p>Do you need help making it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3" table:style-name="ce2"/>
          <table:table-cell table:number-columns-repeated="2" table:style-name="ce3"/>
          <table:table-cell office:value-type="float" office:value="115" table:style-name="ce2">
            <text:p>115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Not an addiction at all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I usually contract the same gondoliers to pose with me, and I forgot to do so. Crap, my followers are waiting for this photo!</text:p>
          </table:table-cell>
          <table:table-cell office:value-type="string" table:style-name="ce2">
            <text:p>What shall we do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2"/>
          <table:table-cell table:number-columns-repeated="4" table:style-name="ce3"/>
          <table:table-cell office:value-type="float" office:value="125" table:style-name="ce2">
            <text:p>125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That's affect your popularity!</text:p>
          </table:table-cell>
          <table:table-cell table:style-name="ce3"/>
          <table:table-cell office:value-type="string" table:style-name="ce2">
            <text:p>:'(</text:p>
          </table:table-cell>
          <table:table-cell table:style-name="ce2"/>
          <table:table-cell table:number-columns-repeated="4" table:style-name="ce3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I think I'll send the gondolier guys little cards with my autograph. That should wheedle them. Will you help?</text:p>
          </table:table-cell>
          <table:table-cell office:value-type="string" table:style-name="ce2">
            <text:p>You don't have to ask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9" table:style-name="ce2">
            <text:p>109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'm involved anywa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8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 decided this situation calls for intense measures! The guys like me a lot, I believe, so I'll make them a personal gift.</text:p>
          </table:table-cell>
          <table:table-cell office:value-type="string" table:style-name="ce2">
            <text:p>What kid of gift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lipstick</text:p>
          </table:table-cell>
          <table:table-cell table:number-columns-repeated="3" table:style-name="ce3"/>
          <table:table-cell office:value-type="float" office:value="122" table:style-name="ce2">
            <text:p>122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uys like me and I'll use it from now on!</text:p>
          </table:table-cell>
          <table:table-cell office:value-type="string" table:style-name="ce3">
            <text:p>What a juicy color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'm single now, so I can do what I want. Antonio never let me do this sorta thing, he's weird this way.</text:p>
          </table:table-cell>
          <table:table-cell office:value-type="string" table:style-name="ce2">
            <text:p>Yes, kinda strang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104" table:style-name="ce2">
            <text:p>104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might know why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I'll kiss each of the cards, ha-ha. I just need some red lipstick to make the most out of it.</text:p>
          </table:table-cell>
          <table:table-cell office:value-type="string" table:style-name="ce2">
            <text:p>What a great idea!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93" table:style-name="ce2">
            <text:p>93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Are you sure it's wise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3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'll send the cards you the guys and you'll see they come. Don't forget to check out their fancy gondolas on the Grand Canal!</text:p>
          </table:table-cell>
          <table:table-cell office:value-type="string" table:style-name="ce2">
            <text:p>Of course I will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126" table:style-name="ce2">
            <text:p>126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Just don't get into troubl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09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angry</text:p>
          </table:table-cell>
          <table:table-cell office:value-type="string" table:style-name="ce3">
            <text:p>Can you imagine that, after we were done with the shoot, one of the gondoliers tried to kiss me, he even managed to tough me all over!</text:p>
          </table:table-cell>
          <table:table-cell office:value-type="string" table:style-name="ce3">
            <text:p>Ouch, gross!</text:p>
          </table:table-cell>
          <table:table-cell table:style-name="ce3"/>
          <table:table-cell office:value-type="string" table:style-name="ce3">
            <text:p>:)</text:p>
          </table:table-cell>
          <table:table-cell table:style-name="ce3"/>
          <table:table-cell office:value-type="string" table:style-name="ce3">
            <text:p>book</text:p>
          </table:table-cell>
          <table:table-cell office:value-type="string" table:style-name="ce3">
            <text:p>glasses</text:p>
          </table:table-cell>
          <table:table-cell table:number-columns-repeated="2" table:style-name="ce3"/>
          <table:table-cell office:value-type="float" office:value="134" table:style-name="ce2">
            <text:p>134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Diving into a lovestory with some handsome prince will really help right now</text:p>
          </table:table-cell>
          <table:table-cell office:value-type="string" table:style-name="ce3">
            <text:p>Now I just roll into a lanket and read!</text:p>
          </table:table-cell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Are you alright???</text:p>
          </table:table-cell>
          <table:table-cell table:style-name="ce3"/>
          <table:table-cell office:value-type="string" table:style-name="ce2">
            <text:p>:'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angry</text:p>
          </table:table-cell>
          <table:table-cell office:value-type="string" table:style-name="ce3">
            <text:p>Yes. I don't know where he got the idea! Do I look like I'm easy? I don't think so. Stupid men!</text:p>
          </table:table-cell>
          <table:table-cell office:value-type="string" table:style-name="ce2">
            <text:p>No, of course no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96" table:style-name="ce2">
            <text:p>96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A little bit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celeb</text:p>
          </table:table-cell>
          <table:table-cell office:value-type="string" table:style-name="ce2">
            <text:p>angry</text:p>
          </table:table-cell>
          <table:table-cell office:value-type="string" table:style-name="ce2">
            <text:p>I need to forget about this indecent. Could you bring me some lovestory to read, please? And also glasses, I'm shortsighted.</text:p>
          </table:table-cell>
          <table:table-cell office:value-type="string" table:style-name="ce2">
            <text:p>Of course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125" table:style-name="ce2">
            <text:p>125</text:p>
          </table:table-cell>
          <table:table-cell office:value-type="float" office:value="9" table:style-name="ce2">
            <text:p>9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f it calms you down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Celeb-410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Hmmm reading this book gave in an idea on how I can get back at Antonio for dumping me.</text:p>
          </table:table-cell>
          <table:table-cell office:value-type="string" table:style-name="ce2">
            <text:p>You shouldn't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dinner for two</text:p>
          </table:table-cell>
          <table:table-cell table:number-columns-repeated="3" table:style-name="ce3"/>
          <table:table-cell office:value-type="float" office:value="87" table:style-name="ce2">
            <text:p>87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I'll make this "date" look as romantic as possible</text:p>
          </table:table-cell>
          <table:table-cell office:value-type="string" table:style-name="ce3">
            <text:p>Dinner and candles in place? Let's go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Tell m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'll take a pic like I'm on a date and write that I met a kind and handsome guy, like the prince in the book! It'd be like a red rag to him.</text:p>
          </table:table-cell>
          <table:table-cell office:value-type="string" table:style-name="ce2">
            <text:p>That's kinda cruel</text:p>
          </table:table-cell>
          <table:table-cell table:style-name="ce3"/>
          <table:table-cell office:value-type="string" table:style-name="ce2">
            <text:p>:'(</text:p>
          </table:table-cell>
          <table:table-cell table:number-columns-repeated="5" table:style-name="ce3"/>
          <table:table-cell office:value-type="float" office:value="140" table:style-name="ce2">
            <text:p>14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Oh, I don't know...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celeb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I'll prepare everything here and I'd really love it if you got me a dinner for two, with candles and all.</text:p>
          </table:table-cell>
          <table:table-cell office:value-type="string" table:style-name="ce2">
            <text:p>Of course I'll help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f you insis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Don-404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We meet again, *name*. How do you like our recent success? The Burano island's beauty is restored. Have you seen?</text:p>
          </table:table-cell>
          <table:table-cell office:value-type="string" table:style-name="ce2">
            <text:p>Yes, of course! It's beautiful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3"/>
          <table:table-cell office:value-type="string" table:style-name="ce3">
            <text:p>candles</text:p>
          </table:table-cell>
          <table:table-cell office:value-type="string" table:style-name="ce3">
            <text:p>origami</text:p>
          </table:table-cell>
          <table:table-cell table:number-columns-repeated="2" table:style-name="ce3"/>
          <table:table-cell office:value-type="float" office:value="113" table:style-name="ce2">
            <text:p>113</text:p>
          </table:table-cell>
          <table:table-cell office:value-type="float" office:value="31" table:style-name="ce2">
            <text:p>31</text:p>
          </table:table-cell>
          <table:table-cell office:value-type="string" table:style-name="ce3">
            <text:p>This restaurants contains to many memories of my childhood to let it disappear</text:p>
          </table:table-cell>
          <table:table-cell office:value-type="string" table:style-name="ce3">
            <text:p>My designer has a trange taste.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Haven't had time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hanks to our mutual effort I managed to clear my schedule enough to attend another matter that concerns both the Society and me personally.</text:p>
          </table:table-cell>
          <table:table-cell office:value-type="string" table:style-name="ce2">
            <text:p>The Society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140" table:style-name="ce2">
            <text:p>14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Hm. okay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A restaurant owned by my close friend who's also a member of the Society is struggling. The Society tasked me with changing this situation.</text:p>
          </table:table-cell>
          <table:table-cell office:value-type="string" table:style-name="ce2">
            <text:p>I hope you explain everything later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40" table:style-name="ce2">
            <text:p>140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don't get it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y business consultant says they lack modern design and my designer told me that they need candles and origami cranes on the tables.</text:p>
          </table:table-cell>
          <table:table-cell office:value-type="string" table:style-name="ce2">
            <text:p>I got i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3" table:style-name="ce2">
            <text:p>133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hat, not even a "please" any longer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5</text:p>
          </table:table-cell>
          <table:table-cell office:value-type="string" table:style-name="ce2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y designer also deems more stylish table lamps necessary for the restaurant. She told me that lighting means everything.</text:p>
          </table:table-cell>
          <table:table-cell office:value-type="string" table:style-name="ce2">
            <text:p>Exactly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stylish lamp</text:p>
          </table:table-cell>
          <table:table-cell table:number-columns-repeated="3" table:style-name="ce3"/>
          <table:table-cell office:value-type="float" office:value="121" table:style-name="ce2">
            <text:p>121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If these lamps mean everything, they must be truly exceptional!</text:p>
          </table:table-cell>
          <table:table-cell office:value-type="string" table:style-name="ce3">
            <text:p>That's not quite what I expected, but I have a feeling the designer is going to like it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Everything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concerned</text:p>
          </table:table-cell>
          <table:table-cell office:value-type="string" table:style-name="ce3">
            <text:p>Who am I to judge what is fashionable in cafe design nowadays, I a man of the old stock.</text:p>
          </table:table-cell>
          <table:table-cell office:value-type="string" table:style-name="ce3">
            <text:p>It's a good thing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89" table:style-name="ce3">
            <text:p>89</text:p>
          </table:table-cell>
          <table:table-cell office:value-type="float" office:value="17" table:style-name="ce3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Oh yes, you are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That's why I count on you, young and modern, to get those lamps that mean so much.</text:p>
          </table:table-cell>
          <table:table-cell office:value-type="string" table:style-name="ce2">
            <text:p>I'm at it already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83" table:style-name="ce2">
            <text:p>83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I no nothing about that neither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6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Hmm, I went to the restaurant with the designer today. It looks much better, but still the same, interesting.</text:p>
          </table:table-cell>
          <table:table-cell office:value-type="string" table:style-name="ce2">
            <text:p>Sounds just right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vase with paper flowers</text:p>
          </table:table-cell>
          <table:table-cell table:number-columns-repeated="3" table:style-name="ce3"/>
          <table:table-cell office:value-type="float" office:value="109" table:style-name="ce2">
            <text:p>109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Take care of the flowers too.</text:p>
          </table:table-cell>
          <table:table-cell office:value-type="string" table:style-name="ce3">
            <text:p>This might actually work.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.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style-name="ce2"/>
          <table:table-cell office:value-type="string" table:style-name="ce2">
            <text:p>normal</text:p>
          </table:table-cell>
          <table:table-cell office:value-type="string" table:style-name="ce2">
            <text:p>Fortunately, she finds it to be "appealing retro style", but that doesn't stop her from insisting on adding extra decorations.</text:p>
          </table:table-cell>
          <table:table-cell office:value-type="string" table:style-name="ce2">
            <text:p>What kind of decorations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I understand wh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4" table:style-name="ce3"/>
          <table:table-cell office:value-type="string" table:style-name="ce3">
            <text:p>normal</text:p>
          </table:table-cell>
          <table:table-cell office:value-type="string" table:style-name="ce3">
            <text:p>Right now she claims that vases with fake flowers upon upon tables will make the atmosphere fresher. So that's what I need from you.</text:p>
          </table:table-cell>
          <table:table-cell office:value-type="string" table:style-name="ce3">
            <text:p>Got it!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32" table:style-name="ce3">
            <text:p>132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Me again....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number-columns-repeated="2" table:style-name="ce2"/>
          <table:table-cell table:number-columns-repeated="2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7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After we improved the restaurant's style they experienced a certain influx in the number of guests. This is a good result.</text:p>
          </table:table-cell>
          <table:table-cell office:value-type="string" table:style-name="ce2">
            <text:p>Yes, it's great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3"/>
          <table:table-cell office:value-type="string" table:style-name="ce3">
            <text:p>magazine</text:p>
          </table:table-cell>
          <table:table-cell table:number-columns-repeated="3" table:style-name="ce3"/>
          <table:table-cell office:value-type="float" office:value="122" table:style-name="ce2">
            <text:p>122</text:p>
          </table:table-cell>
          <table:table-cell office:value-type="float" office:value="16" table:style-name="ce2">
            <text:p>16</text:p>
          </table:table-cell>
          <table:table-cell office:value-type="string" table:style-name="ce3">
            <text:p>I hope they can learn good recipes from these magazines.</text:p>
          </table:table-cell>
          <table:table-cell office:value-type="string" table:style-name="ce3">
            <text:p>These magazines are good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ell.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2">
            <text:p>don</text:p>
          </table:table-cell>
          <table:table-cell office:value-type="string" table:style-name="ce2">
            <text:p>concerned</text:p>
          </table:table-cell>
          <table:table-cell office:value-type="string" table:style-name="ce2">
            <text:p>However in order to make them really great, we need to improve the menu. People lost their appreciation for the classics, they want fusion.</text:p>
          </table:table-cell>
          <table:table-cell office:value-type="string" table:style-name="ce2">
            <text:p>That's a pity, isn't it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40" table:style-name="ce2">
            <text:p>140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ime is running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This is why I'd like to ask you to get the newest issues of food magazines for the cook to find inspiration for new dishes into.</text:p>
          </table:table-cell>
          <table:table-cell office:value-type="string" table:style-name="ce3">
            <text:p>You have such wonderful ideas</text:p>
          </table:table-cell>
          <table:table-cell table:style-name="ce3"/>
          <table:table-cell office:value-type="string" table:style-name="ce3">
            <text:p>:D</text:p>
          </table:table-cell>
          <table:table-cell table:number-columns-repeated="5" table:style-name="ce3"/>
          <table:table-cell office:value-type="float" office:value="129" table:style-name="ce3">
            <text:p>129</text:p>
          </table:table-cell>
          <table:table-cell office:value-type="float" office:value="29" table:style-name="ce3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5" table:style-name="ce2"/>
          <table:table-cell office:value-type="string" table:style-name="ce2">
            <text:p>I don't think it'll help much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number-columns-repeated="2" table:style-name="ce2"/>
          <table:table-cell table:number-columns-repeated="2" table:style-name="ce3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smiling</text:p>
          </table:table-cell>
          <table:table-cell office:value-type="string" table:style-name="ce2">
            <text:p>So, that is all done. The restaurant is reviving slowly, but steadily. You did me great service, buona signorina.</text:p>
          </table:table-cell>
          <table:table-cell office:value-type="string" table:style-name="ce2">
            <text:p>The pleasure is all mine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14" table:style-name="ce2">
            <text:p>114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office:value-type="string" table:style-name="ce2">
            <text:p>What choice did I hav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 think you'll find the recipes I taught you useful, they are authentic Italian classics, no less.</text:p>
          </table:table-cell>
          <table:table-cell office:value-type="string" table:style-name="ce3">
            <text:p>Thank you for sharing your knowledge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99" table:style-name="ce2">
            <text:p>99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I'll try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 also have another something cooking for you. Come visit me later. It's about the Society.</text:p>
          </table:table-cell>
          <table:table-cell office:value-type="string" table:style-name="ce2">
            <text:p>I will!</text:p>
          </table:table-cell>
          <table:table-cell table:style-name="ce3"/>
          <table:table-cell office:value-type="string" table:style-name="ce2">
            <text:p>^^</text:p>
          </table:table-cell>
          <table:table-cell table:number-columns-repeated="5" table:style-name="ce3"/>
          <table:table-cell office:value-type="float" office:value="92" table:style-name="ce2">
            <text:p>92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Finally!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05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Oh gosh, that's just pathetic! Have you seen what Bianca posted? She pretends she moved on and got a boyfriend.</text:p>
          </table:table-cell>
          <table:table-cell office:value-type="string" table:style-name="ce2">
            <text:p>May be she did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fast-food</text:p>
          </table:table-cell>
          <table:table-cell office:value-type="string" table:style-name="ce3">
            <text:p>glasses</text:p>
          </table:table-cell>
          <table:table-cell table:number-columns-repeated="2" table:style-name="ce3"/>
          <table:table-cell office:value-type="float" office:value="111" table:style-name="ce2">
            <text:p>111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Please, give me food, I need energy.</text:p>
          </table:table-cell>
          <table:table-cell office:value-type="string" table:style-name="ce3">
            <text:p>What a tasty smell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So you're sceptical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 know her too well, it takes her forever to trust men, whatever flirty persona she maintains. You know, may be I need to talk to her.</text:p>
          </table:table-cell>
          <table:table-cell office:value-type="string" table:style-name="ce2">
            <text:p>That's a good idea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35" table:style-name="ce2">
            <text:p>135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May b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tired</text:p>
          </table:table-cell>
          <table:table-cell office:value-type="string" table:style-name="ce3">
            <text:p>I agree, but have so much work to do! My eyes ache from all the time in front of the computer already, but the money won't earn themselves.</text:p>
          </table:table-cell>
          <table:table-cell office:value-type="boolean" office:boolean-value="true" table:style-name="ce2">
            <text:p>ИСТИНА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9" table:style-name="ce2">
            <text:p>139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You're a workoholic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tired</text:p>
          </table:table-cell>
          <table:table-cell office:value-type="string" table:style-name="ce3">
            <text:p>Please, bring me glasses, or my eyes might just fall out, and some fries to chew on while I'm working. And I talk to Bianca when I'm done.</text:p>
          </table:table-cell>
          <table:table-cell office:value-type="string" table:style-name="ce2">
            <text:p>No problem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8" table:style-name="ce2">
            <text:p>138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...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06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celeb</text:p>
          </table:table-cell>
          <table:table-cell office:value-type="string" table:style-name="ce3">
            <text:p>angry</text:p>
          </table:table-cell>
          <table:table-cell office:value-type="string" table:style-name="ce3">
            <text:p>How dare you tell me I spend more time with my phone than with you. It's my job! I don't complain when you spend forever in the office!</text:p>
          </table:table-cell>
          <table:table-cell office:value-type="string" table:style-name="ce2">
            <text:p>...</text:p>
          </table:table-cell>
          <table:table-cell table:style-name="ce3"/>
          <table:table-cell table:style-name="ce2"/>
          <table:table-cell table:style-name="ce3"/>
          <table:table-cell office:value-type="string" table:style-name="ce3">
            <text:p>chocolate</text:p>
          </table:table-cell>
          <table:table-cell table:number-columns-repeated="3" table:style-name="ce3"/>
          <table:table-cell office:value-type="float" office:value="135" table:style-name="ce2">
            <text:p>135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I hope she considers talking to me onces more...</text:p>
          </table:table-cell>
          <table:table-cell office:value-type="string" table:style-name="ce3">
            <text:p>Oh, I love this chocolate brand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sad</text:p>
          </table:table-cell>
          <table:table-cell office:value-type="string" table:style-name="ce3">
            <text:p>You know, she might be right. I've never though about it this way. She does her thing, and she does it really well.</text:p>
          </table:table-cell>
          <table:table-cell office:value-type="string" table:style-name="ce2">
            <text:p>Indeed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15" table:style-name="ce2">
            <text:p>115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You start to get i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 suppose I could handle it if she agreed to respect my privacy a bit more. To be honest, I still love her, whatever I've said.</text:p>
          </table:table-cell>
          <table:table-cell office:value-type="string" table:style-name="ce2">
            <text:p>She loves you too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7" table:style-name="ce2">
            <text:p>127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She might love you too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I'll send her a chocolate bar to show her I'm sorry. Will you help me with that?</text:p>
          </table:table-cell>
          <table:table-cell office:value-type="string" table:style-name="ce2">
            <text:p>How can I not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80" table:style-name="ce2">
            <text:p>8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ell... yes.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While she considers my offer I'm gonna read a bit more about what it is to be a blogger. I might've been misunderstanding all this time.</text:p>
          </table:table-cell>
          <table:table-cell office:value-type="string" table:style-name="ce2">
            <text:p>I'm glad you understand that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6" table:style-name="ce2">
            <text:p>136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Warmer..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07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sad</text:p>
          </table:table-cell>
          <table:table-cell office:value-type="string" table:style-name="ce3">
            <text:p>I read about the life of an internet celebrity, and I understand how wrong I was! I judges her without really understanding....</text:p>
          </table:table-cell>
          <table:table-cell office:value-type="string" table:style-name="ce3">
            <text:p>Well, yes</text:p>
          </table:table-cell>
          <table:table-cell table:style-name="ce3"/>
          <table:table-cell office:value-type="string" table:style-name="ce3">
            <text:p>:)</text:p>
          </table:table-cell>
          <table:table-cell table:style-name="ce3"/>
          <table:table-cell office:value-type="string" table:style-name="ce3">
            <text:p>dinner for two</text:p>
          </table:table-cell>
          <table:table-cell table:number-columns-repeated="3" table:style-name="ce3"/>
          <table:table-cell office:value-type="float" office:value="127" table:style-name="ce2">
            <text:p>127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Is the dinner ready?</text:p>
          </table:table-cell>
          <table:table-cell office:value-type="string" table:style-name="ce3">
            <text:p>I'm sure she'll like it, she loves good food.</text:p>
          </table:table-cell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Now you get it!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sad</text:p>
          </table:table-cell>
          <table:table-cell office:value-type="string" table:style-name="ce3">
            <text:p>I feel extremely bad, I failed as a partner! I should've supported her, and I wasn't even there.</text:p>
          </table:table-cell>
          <table:table-cell office:value-type="string" table:style-name="ce2">
            <text:p>Don't be so hard on yourself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96" table:style-name="ce2">
            <text:p>96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This realization is so moving</text:p>
          </table:table-cell>
          <table:table-cell table:style-name="ce3"/>
          <table:table-cell office:value-type="string" table:style-name="ce3">
            <text:p>:'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2" table:style-name="ce2"/>
          <table:table-cell office:value-type="string" table:style-name="ce2">
            <text:p>business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The good news is that she agreed to meet me again. I have to make it a proper date. Could you organize a romantic dinner for two?</text:p>
          </table:table-cell>
          <table:table-cell office:value-type="string" table:style-name="ce2">
            <text:p>You shouldn't even ask!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129" table:style-name="ce2">
            <text:p>129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Oh, fin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Business-408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You know, i think I want to impress Bianca all over again. I hurt her, so now I have to atone.</text:p>
          </table:table-cell>
          <table:table-cell office:value-type="string" table:style-name="ce2">
            <text:p>What do you have in mind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ring</text:p>
          </table:table-cell>
          <table:table-cell office:value-type="string" table:style-name="ce3">
            <text:p>perfume</text:p>
          </table:table-cell>
          <table:table-cell table:number-columns-repeated="2" table:style-name="ce3"/>
          <table:table-cell office:value-type="float" office:value="95" table:style-name="ce2">
            <text:p>95</text:p>
          </table:table-cell>
          <table:table-cell office:value-type="float" office:value="25" table:style-name="ce2">
            <text:p>25</text:p>
          </table:table-cell>
          <table:table-cell office:value-type="string" table:style-name="ce3">
            <text:p>I think that women have a much better taste in male perfume and accessories</text:p>
          </table:table-cell>
          <table:table-cell office:value-type="string" table:style-name="ce3">
            <text:p>Thank you so much!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How exactly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4" table:style-name="ce3"/>
          <table:table-cell office:value-type="string" table:style-name="ce3">
            <text:p>normal</text:p>
          </table:table-cell>
          <table:table-cell office:value-type="string" table:style-name="ce3">
            <text:p>She likes me stylish and wearing good perfume, so that what I gotta do, Could you chose perfume and a finger ring for me?</text:p>
          </table:table-cell>
          <table:table-cell office:value-type="string" table:style-name="ce2">
            <text:p>Yes, cound on me here</text:p>
          </table:table-cell>
          <table:table-cell table:style-name="ce3"/>
          <table:table-cell office:value-type="string" table:style-name="ce2">
            <text:p>^^</text:p>
          </table:table-cell>
          <table:table-cell table:number-columns-repeated="5" table:style-name="ce3"/>
          <table:table-cell office:value-type="float" office:value="122" table:style-name="ce2">
            <text:p>122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Like I know anything about that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09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One last thing. I think it'll be nice if I write Bianca a card where I apologize and confirm what jerk I am.</text:p>
          </table:table-cell>
          <table:table-cell office:value-type="string" table:style-name="ce2">
            <text:p>Yap, good idea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gift card</text:p>
          </table:table-cell>
          <table:table-cell table:number-columns-repeated="3" table:style-name="ce3"/>
          <table:table-cell office:value-type="float" office:value="108" table:style-name="ce2">
            <text:p>108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Writing this kind of text is so demanding!</text:p>
          </table:table-cell>
          <table:table-cell office:value-type="string" table:style-name="ce3">
            <text:p>Quite lovely.</text:p>
          </table:table-cell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If you're sure about that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t'll take me some time to come up with an appropriate text, I'm no writer, so do you mind taking care of the card itself?</text:p>
          </table:table-cell>
          <table:table-cell office:value-type="string" table:style-name="ce2">
            <text:p>No, I don't, of course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3" table:style-name="ce2">
            <text:p>123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I kinda do, but alright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Thank you. If not for you I might've never understood how Bianca felt. I really hope we can get back together now.</text:p>
          </table:table-cell>
          <table:table-cell office:value-type="string" table:style-name="ce2">
            <text:p>Me too! Good luck.</text:p>
          </table:table-cell>
          <table:table-cell table:style-name="ce3"/>
          <table:table-cell office:value-type="string" table:style-name="ce2">
            <text:p>:D</text:p>
          </table:table-cell>
          <table:table-cell table:number-columns-repeated="5" table:style-name="ce3"/>
          <table:table-cell office:value-type="float" office:value="115" table:style-name="ce2">
            <text:p>115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I don't think so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Business-410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business</text:p>
          </table:table-cell>
          <table:table-cell office:value-type="string" table:style-name="ce2">
            <text:p>happy</text:p>
          </table:table-cell>
          <table:table-cell office:value-type="string" table:style-name="ce2">
            <text:p>That's official: me and Bianca are back together. Allow me to thank you from the bottom of my heart for making this possible.</text:p>
          </table:table-cell>
          <table:table-cell office:value-type="string" table:style-name="ce2">
            <text:p>I'm happy for you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3"/>
          <table:table-cell office:value-type="string" table:style-name="ce3">
            <text:p>jeans</text:p>
          </table:table-cell>
          <table:table-cell office:value-type="string" table:style-name="ce3">
            <text:p>lipstick</text:p>
          </table:table-cell>
          <table:table-cell office:value-type="string" table:style-name="ce3">
            <text:p>watch</text:p>
          </table:table-cell>
          <table:table-cell table:style-name="ce3"/>
          <table:table-cell office:value-type="float" office:value="126" table:style-name="ce2">
            <text:p>126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Let's take the best selfie ever, it'll make Bianca happy</text:p>
          </table:table-cell>
          <table:table-cell office:value-type="string" table:style-name="ce3">
            <text:p>Thank you so much once again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hat wasn't me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Yes! I want to thank you too! You're my personal Cupid! We totally need to make a selfie together!</text:p>
          </table:table-cell>
          <table:table-cell office:value-type="string" table:style-name="ce3">
            <text:p>Yes, totally!</text:p>
          </table:table-cell>
          <table:table-cell table:style-name="ce3"/>
          <table:table-cell office:value-type="string" table:style-name="ce3">
            <text:p>:D</text:p>
          </table:table-cell>
          <table:table-cell table:number-columns-repeated="5" table:style-name="ce3"/>
          <table:table-cell office:value-type="float" office:value="98" table:style-name="ce3">
            <text:p>98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5" table:style-name="ce2"/>
          <table:table-cell office:value-type="string" table:style-name="ce2">
            <text:p>Do we? Fine.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celeb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Great! Could'ya get me some cosmetics? I need to freshen up!</text:p>
          </table:table-cell>
          <table:table-cell office:value-type="string" table:style-name="ce2">
            <text:p>Yes, me too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60" table:style-name="ce2">
            <text:p>6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3" table:style-name="ce2"/>
          <table:table-cell office:value-type="string" table:style-name="ce2">
            <text:p>It's just a selfie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business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Oh, and please, get me new jeans, We all have too look great on this photo, so we can keep it, right?</text:p>
          </table:table-cell>
          <table:table-cell office:value-type="string" table:style-name="ce2">
            <text:p>Definitely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2" table:style-name="ce2">
            <text:p>102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Oh my...</text:p>
          </table:table-cell>
          <table:table-cell table:style-name="ce3"/>
          <table:table-cell office:value-type="string" table:style-name="ce3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3">
            <text:p>business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That's a great picture, I'm sure Bianca is gonna print it out and hang on her wall. I will do no such thing, I just wanna thank you again.</text:p>
          </table:table-cell>
          <table:table-cell office:value-type="string" table:style-name="ce2">
            <text:p>It's nothing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9" table:style-name="ce2">
            <text:p>139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For ruuning your essands, I hope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8</text:p>
          </table:table-cell>
          <table:table-cell office:value-type="string" table:style-name="ce3">
            <text:p>before</text:p>
          </table:table-cell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I am delighted you came, because I think you're and excellent candidate for membership in the Society of Maestro Chefs.</text:p>
          </table:table-cell>
          <table:table-cell office:value-type="string" table:style-name="ce2">
            <text:p>What is it?</text:p>
          </table:table-cell>
          <table:table-cell table:style-name="ce3"/>
          <table:table-cell office:value-type="string" table:style-name="ce2">
            <text:p>:)</text:p>
          </table:table-cell>
          <table:table-cell table:style-name="ce3"/>
          <table:table-cell office:value-type="string" table:style-name="ce3">
            <text:p>recorder</text:p>
          </table:table-cell>
          <table:table-cell office:value-type="string" table:style-name="ce3">
            <text:p>fancy dinner</text:p>
          </table:table-cell>
          <table:table-cell table:number-columns-repeated="2" table:style-name="ce3"/>
          <table:table-cell office:value-type="float" office:value="119" table:style-name="ce2">
            <text:p>119</text:p>
          </table:table-cell>
          <table:table-cell office:value-type="float" office:value="11" table:style-name="ce2">
            <text:p>11</text:p>
          </table:table-cell>
          <table:table-cell office:value-type="string" table:style-name="ce3">
            <text:p>You'll fit right into the Society.</text:p>
          </table:table-cell>
          <table:table-cell office:value-type="string" table:style-name="ce3">
            <text:p>Let's start recording, then</text:p>
          </table:table-cell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smiling</text:p>
          </table:table-cell>
          <table:table-cell office:value-type="string" table:style-name="ce3">
            <text:p>It's a group of people who are as enthusiastic about cooking as you are. I can't tell you more unless you make an oath.</text:p>
          </table:table-cell>
          <table:table-cell office:value-type="string" table:style-name="ce2">
            <text:p>What oath?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20" table:style-name="ce2">
            <text:p>120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3">
            <text:p>You're joking, right?</text:p>
          </table:table-cell>
          <table:table-cell table:style-name="ce3"/>
          <table:table-cell office:value-type="string" table:style-name="ce3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style-name="ce2"/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You have to swear never to talk about the Society with anyone who's not a member or a candidate. We have to record you saying it, just in case.</text:p>
          </table:table-cell>
          <table:table-cell office:value-type="string" table:style-name="ce2">
            <text:p>I understand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44" table:style-name="ce2">
            <text:p>144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Madness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Bring a recorder, and we can start. Also bring some fancy dinner for us to celebrate the occasion afterwards.</text:p>
          </table:table-cell>
          <table:table-cell office:value-type="string" table:style-name="ce3">
            <text:p>Will do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09" table:style-name="ce3">
            <text:p>109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3" table:style-name="ce2"/>
          <table:table-cell table:style-name="ce3"/>
          <table:table-cell table:style-name="ce2"/>
          <table:table-cell office:value-type="string" table:style-name="ce2">
            <text:p>That's so weird</text:p>
          </table:table-cell>
          <table:table-cell table:style-name="ce3"/>
          <table:table-cell office:value-type="string" table:style-name="ce2">
            <text:p>:/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office:value-type="string" table:style-name="ce3">
            <text:p>after</text:p>
          </table:table-cell>
          <table:table-cell office:value-type="string" table:style-name="ce2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2">
            <text:p>Very good. I'm turning this thing on. It's time to make the oath. I wrote the text down for you.</text:p>
          </table:table-cell>
          <table:table-cell office:value-type="string" table:style-name="ce2">
            <text:p>*read the oath*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97" table:style-name="ce2">
            <text:p>97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style-name="ce3"/>
          <table:table-cell office:value-type="string" table:style-name="ce3">
            <text:p>Don-409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3">
            <text:p>smiling</text:p>
          </table:table-cell>
          <table:table-cell office:value-type="string" table:style-name="ce2">
            <text:p>Now let me explain what you have to do next to become a member of our Society!</text:p>
          </table:table-cell>
          <table:table-cell office:value-type="string" table:style-name="ce2">
            <text:p>Yes, please!!!</text:p>
          </table:table-cell>
          <table:table-cell table:style-name="ce3"/>
          <table:table-cell office:value-type="string" table:style-name="ce2">
            <text:p>:D</text:p>
          </table:table-cell>
          <table:table-cell table:style-name="ce3"/>
          <table:table-cell office:value-type="string" table:style-name="ce3">
            <text:p>invisible pen</text:p>
          </table:table-cell>
          <table:table-cell office:value-type="string" table:style-name="ce3">
            <text:p>mask</text:p>
          </table:table-cell>
          <table:table-cell office:value-type="string" table:style-name="ce3">
            <text:p>paper</text:p>
          </table:table-cell>
          <table:table-cell table:style-name="ce3"/>
          <table:table-cell office:value-type="float" office:value="79" table:style-name="ce2">
            <text:p>79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Madame Zhang won't listen to you if you don't have the code message</text:p>
          </table:table-cell>
          <table:table-cell office:value-type="string" table:style-name="ce3">
            <text:p>I'll put the message into the mask, don't forget it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That's not all?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style-name="ce2"/>
          <table:table-cell office:value-type="string" table:style-name="ce3">
            <text:p>normal</text:p>
          </table:table-cell>
          <table:table-cell office:value-type="string" table:style-name="ce2">
            <text:p>Go to China to my dear friend and a fellow member Madame Zhang Dingyun. She will explain everything for you.</text:p>
          </table:table-cell>
          <table:table-cell office:value-type="string" table:style-name="ce2">
            <text:p>That seems complicated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08" table:style-name="ce2">
            <text:p>108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hy would I do that?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4" table:style-name="ce3"/>
          <table:table-cell office:value-type="string" table:style-name="ce3">
            <text:p>normal</text:p>
          </table:table-cell>
          <table:table-cell office:value-type="string" table:style-name="ce3">
            <text:p>She is also one of the best chefs in China and she'll be able to teach you to cook the finest Chinese dishes.</text:p>
          </table:table-cell>
          <table:table-cell office:value-type="string" table:style-name="ce3">
            <text:p>That's an incredible opportunity!</text:p>
          </table:table-cell>
          <table:table-cell table:style-name="ce3"/>
          <table:table-cell office:value-type="string" table:style-name="ce3">
            <text:p>:D</text:p>
          </table:table-cell>
          <table:table-cell table:number-columns-repeated="5" table:style-name="ce3"/>
          <table:table-cell office:value-type="float" office:value="110" table:style-name="ce3">
            <text:p>110</text:p>
          </table:table-cell>
          <table:table-cell office:value-type="float" office:value="33" table:style-name="ce3">
            <text:p>33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table:number-columns-repeated="5" table:style-name="ce2"/>
          <table:table-cell office:value-type="string" table:style-name="ce2">
            <text:p>I suppose I could meet with her</text:p>
          </table:table-cell>
          <table:table-cell table:style-name="ce3"/>
          <table:table-cell office:value-type="string" table:style-name="ce2">
            <text:p>:(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4" table:style-name="ce3"/>
          <table:table-cell office:value-type="string" table:style-name="ce3">
            <text:p>normal</text:p>
          </table:table-cell>
          <table:table-cell office:value-type="string" table:style-name="ce3">
            <text:p>Bring me some paper, invisible ink and a Venetian mask, I'll write a code message for Madame Zhang, so that she knows who you are.</text:p>
          </table:table-cell>
          <table:table-cell office:value-type="string" table:style-name="ce2">
            <text:p>Please do!</text:p>
          </table:table-cell>
          <table:table-cell table:style-name="ce3"/>
          <table:table-cell office:value-type="string" table:style-name="ce2">
            <text:p>:)</text:p>
          </table:table-cell>
          <table:table-cell table:number-columns-repeated="5" table:style-name="ce3"/>
          <table:table-cell office:value-type="float" office:value="132" table:style-name="ce2">
            <text:p>132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3"/>
          <table:table-cell table:number-columns-repeated="16366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Code message.. man..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1">
          <table:table-cell table:style-name="ce3"/>
          <table:table-cell office:value-type="string" table:style-name="ce3">
            <text:p>Don-410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don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One last thing before you go. I want to send Madame Zhang a little present. Would you be able to pass it?</text:p>
          </table:table-cell>
          <table:table-cell office:value-type="string" table:style-name="ce2">
            <text:p>Of course, no problem</text:p>
          </table:table-cell>
          <table:table-cell table:style-name="ce3"/>
          <table:table-cell office:value-type="string" table:style-name="ce2">
            <text:p>^^</text:p>
          </table:table-cell>
          <table:table-cell table:style-name="ce3"/>
          <table:table-cell office:value-type="string" table:style-name="ce3">
            <text:p>gift card</text:p>
          </table:table-cell>
          <table:table-cell office:value-type="string" table:style-name="ce3">
            <text:p>statuette</text:p>
          </table:table-cell>
          <table:table-cell table:number-columns-repeated="2" table:style-name="ce3"/>
          <table:table-cell office:value-type="float" office:value="105" table:style-name="ce2">
            <text:p>105</text:p>
          </table:table-cell>
          <table:table-cell office:value-type="float" office:value="21" table:style-name="ce2">
            <text:p>21</text:p>
          </table:table-cell>
          <table:table-cell office:value-type="string" table:style-name="ce3">
            <text:p>Madame Zhang is a friend, so I need to pass her a amsll something.</text:p>
          </table:table-cell>
          <table:table-cell office:value-type="string" table:style-name="ce3">
            <text:p>Very nice, thank you. I'll sign the card and you can go. Don't forget the message!</text:p>
          </table:table-cell>
          <table:table-cell table:number-columns-repeated="16366"/>
        </table:table-row>
        <table:table-row table:style-name="ro3">
          <table:table-cell table:number-columns-repeated="6" table:style-name="ce3"/>
          <table:table-cell office:value-type="string" table:style-name="ce2">
            <text:p>Why not, I guess</text:p>
          </table:table-cell>
          <table:table-cell table:style-name="ce3"/>
          <table:table-cell office:value-type="string" table:style-name="ce2">
            <text:p>:(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office:value-type="string" table:style-name="ce3">
            <text:p>d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On second though, could you get it too? It can be simple, a gondola statuette and a gift card should do.</text:p>
          </table:table-cell>
          <table:table-cell office:value-type="string" table:style-name="ce3">
            <text:p>Got it</text:p>
          </table:table-cell>
          <table:table-cell table:style-name="ce3"/>
          <table:table-cell office:value-type="string" table:style-name="ce3">
            <text:p>:)</text:p>
          </table:table-cell>
          <table:table-cell table:number-columns-repeated="5" table:style-name="ce3"/>
          <table:table-cell office:value-type="float" office:value="105" table:style-name="ce2">
            <text:p>105</text:p>
          </table:table-cell>
          <table:table-cell office:value-type="float" office:value="6" table:style-name="ce2">
            <text:p>6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4" table:style-name="ce2"/>
          <table:table-cell office:value-type="string" table:style-name="ce2">
            <text:p>Wait a sec...</text:p>
          </table:table-cell>
          <table:table-cell table:style-name="ce3"/>
          <table:table-cell office:value-type="string" table:style-name="ce2">
            <text:p>:/</text:p>
          </table:table-cell>
          <table:table-cell table:number-columns-repeated="5" table:style-name="ce3"/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number-columns-repeated="7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5" table:style-name="ce3"/>
          <table:table-cell table:number-columns-repeated="2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8" table:style-name="ce3"/>
          <table:table-cell table:number-columns-repeated="16366"/>
        </table:table-row>
        <table:table-row table:style-name="ro3">
          <table:table-cell table:style-name="ce3"/>
          <table:table-cell table:number-columns-repeated="6"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14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2" table:style-name="ce3"/>
          <table:table-cell table:number-columns-repeated="5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3" table:style-name="ce3"/>
          <table:table-cell table:number-columns-repeated="4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style-name="ro3">
          <table:table-cell table:number-columns-repeated="6" table:style-name="ce3"/>
          <table:table-cell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2" table:style-name="ce3"/>
          <table:table-cell table:number-columns-repeated="16366"/>
        </table:table-row>
        <table:table-row table:number-rows-repeated="94" table:style-name="ro3">
          <table:table-cell table:number-columns-repeated="18" table:style-name="ce3"/>
          <table:table-cell table:number-columns-repeated="16366"/>
        </table:table-row>
        <table:table-row table:number-rows-repeated="1047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Суржиков Петр</dc:creator>
    <dc:date>2017-12-05T15:04:28Z</dc:date>
    <meta:editing-cycles>8</meta:editing-cycles>
    <meta:editing-duration>PT2601S</meta:editing-duration>
  </office:meta>
</office:document-meta>
</file>